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/>
    <style:style style:name="ce5" style:family="table-cell" style:parent-style-name="عادي_20_2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 style:data-style-name="N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عادي_20_2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عادي_20_2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  <style:map style:condition="cell-content()=2" style:apply-style-name="ConditionalStyle_5f_6" style:base-cell-address="Sheet1.I2"/>
    </style:style>
    <style:style style:name="ce8" style:family="table-cell" style:parent-style-name="عادي_20_2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  <style:map style:condition="cell-content()=3" style:apply-style-name="ConditionalStyle_5f_5" style:base-cell-address="Sheet1.J2"/>
    </style:style>
    <style:style style:name="ce9" style:family="table-cell" style:parent-style-name="عادي_20_2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عادي_20_2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عادي_20_2" style:data-style-name="N1">
      <style:table-cell-properties fo:background-color="#99ccff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عادي_20_2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عادي_20_2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عادي_20_2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عادي_20_2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  <style:map style:condition="cell-content()=1" style:apply-style-name="ConditionalStyle_5f_2" style:base-cell-address="Sheet1.P2"/>
    </style:style>
    <style:style style:name="ce1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end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محول داخل المدرسة&quot;" style:apply-style-name="ConditionalStyle_5f_1" style:base-cell-address="Sheet1.S2"/>
    </style:style>
    <style:style style:name="ce18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cell-content()=&quot;محول داخل المدرسة&quot;" style:apply-style-name="ConditionalStyle_5f_1" style:base-cell-address="Sheet1.S2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rl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 style:parent-style-name="Note">
      <style:graphic-properties draw:stroke="solid" svg:stroke-width="0in" svg:stroke-color="#000000" draw:stroke-linejoin="miter" svg:stroke-linecap="butt" draw:fill="solid" draw:fill-color="#ffffe1" draw:textarea-horizontal-align="justify" draw:textarea-vertical-align="top" draw:fit-to-size="false" style:shrink-to-fit="false" fo:min-height="0.8374in" loext:decorative="false"/>
      <style:paragraph-properties style:writing-mode="lr-tb"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a_extref" style:family="table">
      <style:table-properties table:display="false"/>
    </style:style>
    <style:style style:name="P1" style:family="paragraph">
      <style:paragraph-properties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P2" style:family="paragraph">
      <loext:graphic-properties draw:fill="solid" draw:fill-color="#ffffe1"/>
      <style:paragraph-properties fo:text-align="end"/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IF([.D2]=&quot;الإبتدائية&quot;;#NAME?;IF([.D2]=&quot;الإعدادية&quot;;#NAME?;#NAME?)))" table:allow-empty-cell="true" table:display-list="unsorted" table:base-cell-address="Sheet1.G2">
          <table:help-message table:display="true"/>
          <table:error-message table:message-type="stop" table:title="خطأ" table:display="true">
            <text:p>اختيار غير صحيح</text:p>
          </table:error-message>
        </table:content-validation>
        <table:content-validation table:name="val2" table:condition="of:cell-content-is-in-list(IF([.D62]=&quot;الإبتدائية&quot;;#NAME?;IF([.D62]=&quot;الإعدادية&quot;;#NAME?;#NAME?)))" table:allow-empty-cell="true" table:display-list="unsorted" table:base-cell-address="Sheet1.G61">
          <table:help-message table:display="true"/>
          <table:error-message table:message-type="stop" table:title="خطأ" table:display="true">
            <text:p>اختيار غير صحيح</text:p>
          </table:error-message>
        </table:content-validation>
        <table:content-validation table:name="val3" table:condition="of:cell-content-is-in-list(#NAME?)" table:allow-empty-cell="true" table:display-list="unsorted" table:base-cell-address="Sheet1.H2">
          <table:help-message table:display="true"/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I2">
          <table:help-message table:display="true"/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Sheet1.J2">
          <table:help-message table:display="true"/>
          <table:error-message table:message-type="stop" table:title="خطأ" table:display="true">
            <text:p>1=الصف الأول الابتدائى</text:p>
            <text:p>2=ناجح ومنقول</text:p>
            <text:p>3=راسب وباقى للاعادة</text:p>
          </table:error-message>
        </table:content-validation>
        <table:content-validation table:name="val6" table:condition="of:cell-content-is-whole-number() and cell-content-is-between(30000000000000,32412120000000)" table:allow-empty-cell="true" table:base-cell-address="Sheet1.M2">
          <table:help-message table:display="true"/>
          <table:error-message table:message-type="stop" table:title="خطأ" table:display="true">
            <text:p>رقم غير صحيح</text:p>
          </table:error-message>
        </table:content-validation>
        <table:content-validation table:name="val7" table:condition="of:cell-content-is-in-list(#NAME?)" table:allow-empty-cell="true" table:display-list="unsorted" table:base-cell-address="Sheet1.N2">
          <table:help-message table:display="true"/>
          <table:error-message table:message-type="stop" table:title="خطأ" table:display="true">
            <text:p>قم باختيار صحيح</text:p>
          </table:error-message>
        </table:content-validation>
        <table:content-validation table:name="val8" table:condition="of:cell-content-is-in-list(#NAME?)" table:allow-empty-cell="true" table:display-list="unsorted" table:base-cell-address="Sheet1.O2">
          <table:help-message table:display="true"/>
          <table:error-message table:message-type="stop" table:display="true"/>
        </table:content-validation>
        <table:content-validation table:name="val9" table:condition="of:cell-content-is-in-list(#NAME?)" table:allow-empty-cell="true" table:display-list="unsorted" table:base-cell-address="Sheet1.P2">
          <table:help-message table:display="true"/>
          <table:error-message table:message-type="stop" table:display="true"/>
        </table:content-validation>
        <table:content-validation table:name="val10" table:condition="of:cell-content-is-in-list(#NAME?)" table:allow-empty-cell="true" table:display-list="unsorted" table:base-cell-address="Sheet1.S2">
          <table:help-message table:display="true"/>
          <table:error-message table:message-type="stop" table:title="خطأ" table:display="true">
            <text:p>اختر من القائمة</text:p>
            <text:p>اصلى <text:s/></text:p>
            <text:p>أو</text:p>
            <text:p>محول داخل المدرسة (هذاالعام فقط)</text:p>
          </table:error-message>
        </table:content-validation>
        <table:content-validation table:name="val11" table:condition="of:cell-content-is-in-list(#NAME?)" table:allow-empty-cell="true" table:display-list="unsorted" table:base-cell-address="Sheet1.T2">
          <table:help-message table:display="true"/>
          <table:error-message table:message-type="stop" table:title="خطأ" table:display="true">
            <text:p>اختر من القائمة</text:p>
            <text:p>للابتدائى والاعداداى (عام) <text:s/></text:p>
            <text:p>أو</text:p>
            <text:p>الثانوى (حسب الشعبة)</text:p>
          </table:error-message>
        </table:content-validation>
      </table:content-validations>
      <table:table table:name="Sheet1" table:style-name="ta1">
        <table:table-column table:style-name="co1" table:number-columns-repeated="5" table:default-cell-style-name="ce3"/>
        <table:table-column table:style-name="co1" table:default-cell-style-name="ce4"/>
        <table:table-column table:style-name="co1" table:number-columns-repeated="2" table:default-cell-style-name="ce21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ce12"/>
        <table:table-column table:style-name="co1" table:default-cell-style-name="ce13"/>
        <table:table-column table:style-name="co1" table:default-cell-style-name="ce21"/>
        <table:table-column table:style-name="co1" table:default-cell-style-name="ce14"/>
        <table:table-column table:style-name="co1" table:default-cell-style-name="ce15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column table:style-name="co1" table:default-cell-style-name="ce19"/>
        <table:table-row table:style-name="ro1">
          <table:table-cell table:style-name="ce5" office:value-type="string" calcext:value-type="string">
            <text:p>العام</text:p>
          </table:table-cell>
          <table:table-cell table:style-name="ce5" office:value-type="string" calcext:value-type="string">
            <text:p>محافظة</text:p>
          </table:table-cell>
          <table:table-cell table:style-name="ce5" office:value-type="string" calcext:value-type="string">
            <text:p>الإدارة_التعليمية</text:p>
          </table:table-cell>
          <table:table-cell table:style-name="ce5" office:value-type="string" calcext:value-type="string">
            <text:p>المرحلة</text:p>
          </table:table-cell>
          <table:table-cell table:style-name="ce5" office:value-type="string" calcext:value-type="string">
            <text:p>اسم_المدرسة </text:p>
          </table:table-cell>
          <table:table-cell table:style-name="ce5" office:value-type="string" calcext:value-type="string">
            <text:p>كود_المدرسة</text:p>
          </table:table-cell>
          <table:table-cell table:style-name="ce5" office:value-type="string" calcext:value-type="string">
            <text:p>الصف</text:p>
          </table:table-cell>
          <table:table-cell table:style-name="ce5" office:value-type="string" calcext:value-type="string">
            <text:p>الفصل</text:p>
          </table:table-cell>
          <table:table-cell table:style-name="ce5" office:value-type="string" calcext:value-type="string">
            <text:p>النوع</text:p>
          </table:table-cell>
          <table:table-cell table:style-name="ce5" office:value-type="string" calcext:value-type="string">
            <text:p>حالة_القيد</text:p>
          </table:table-cell>
          <table:table-cell table:style-name="ce5" office:value-type="string" calcext:value-type="string">
            <text:p>اسم_الطالب_رباعيا</text:p>
          </table:table-cell>
          <table:table-cell table:style-name="ce5" office:value-type="string" calcext:value-type="string">
            <text:p>كود_التلميذ</text:p>
          </table:table-cell>
          <table:table-cell table:style-name="ce28" office:value-type="string" calcext:value-type="string">
            <text:p>الرقم_القومى</text:p>
          </table:table-cell>
          <table:table-cell table:style-name="ce5" office:value-type="string" calcext:value-type="string">
            <text:p>الجنسية</text:p>
          </table:table-cell>
          <table:table-cell table:style-name="ce5" office:value-type="string" calcext:value-type="string">
            <text:p>الديانة</text:p>
          </table:table-cell>
          <table:table-cell table:style-name="ce5" office:value-type="string" calcext:value-type="string">
            <text:p>حالة_الدمج</text:p>
          </table:table-cell>
          <table:table-cell table:style-name="ce5" office:value-type="string" calcext:value-type="string">
            <text:p>التليفون</text:p>
          </table:table-cell>
          <table:table-cell table:style-name="ce5" office:value-type="string" calcext:value-type="string">
            <text:p>العنوان</text:p>
          </table:table-cell>
          <table:table-cell table:style-name="ce5" office:value-type="string" calcext:value-type="string">
            <office:annotation draw:style-name="gr1" draw:text-style-name="P2" svg:width="2.7957in" svg:height="0.9161in" svg:x="-2.7961in" svg:y="0.0209in" draw:caption-point-x="-14.089in" draw:caption-point-y="-0.0169in">
              <dc:creator>Unknown Author</dc:creator>
              <dc:date>2025-01-27T00:00:00</dc:date>
              <text:p text:style-name="P1"><text:span text:style-name="T1">نختار (اصلى) اذا كان الطالب فى المدرسة العام السابق</text:span><text:span text:style-name="T1"> </text:span></text:p>
              <text:p text:style-name="P1"><text:span text:style-name="T1">ونختار (محول داخل المدرسة) اذا كان الطالب محول داخل المدرسة هذ العام</text:span></text:p>
              <text:p text:style-name="P1"><text:span text:style-name="T2"/></text:p>
            </office:annotation>
            <text:p>محول_أصلى</text:p>
          </table:table-cell>
          <table:table-cell table:style-name="ce5" office:value-type="string" calcext:value-type="string">
            <text:p>الشعبة</text:p>
          </table:table-cell>
          <table:table-cell table:style-name="ce5" office:value-type="string" calcext:value-type="string">
            <text:p>ملاحظات</text:p>
          </table:table-cell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دم احمد جمال سيد حسن </text:p>
          </table:table-cell>
          <table:table-cell office:value-type="float" office:value="498387449" calcext:value-type="float">
            <text:p>498387449</text:p>
          </table:table-cell>
          <table:table-cell table:content-validation-name="val6" office:value-type="float" office:value="31710120102791" calcext:value-type="float">
            <text:p>3171012010279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6276544</text:p>
          </table:table-cell>
          <table:table-cell office:value-type="string" calcext:value-type="string">
            <text:p>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دم ايمن محمد محمد احمد</text:p>
          </table:table-cell>
          <table:table-cell office:value-type="float" office:value="498403068" calcext:value-type="float">
            <text:p>498403068</text:p>
          </table:table-cell>
          <table:table-cell table:content-validation-name="val6" office:value-type="float" office:value="31901012106497" calcext:value-type="float">
            <text:p>3190101210649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5190848</text:p>
          </table:table-cell>
          <table:table-cell office:value-type="string" calcext:value-type="string">
            <text:p>حدائق اكتوبر كمبوند دجله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دهم احمد صلاح على غشمى </text:p>
          </table:table-cell>
          <table:table-cell office:value-type="float" office:value="497917890" calcext:value-type="float">
            <text:p>497917890</text:p>
          </table:table-cell>
          <table:table-cell table:content-validation-name="val6" office:value-type="float" office:value="31710312100571" calcext:value-type="float">
            <text:p>3171031210057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0713180</text:p>
          </table:table-cell>
          <table:table-cell office:value-type="string" calcext:value-type="string">
            <text:p>مريوطيه فيصل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سر احمد عبد الله <text:s/>على قاسم</text:p>
          </table:table-cell>
          <table:table-cell office:value-type="float" office:value="497339599" calcext:value-type="float">
            <text:p>497339599</text:p>
          </table:table-cell>
          <table:table-cell table:content-validation-name="val6" office:value-type="float" office:value="31704072104159" calcext:value-type="float">
            <text:p>3170407210415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8800556</text:p>
          </table:table-cell>
          <table:table-cell office:value-type="string" calcext:value-type="string">
            <text:p>حدائق اكتوبر -دار مص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سر رمضان احمد محمد عثمان </text:p>
          </table:table-cell>
          <table:table-cell office:value-type="float" office:value="497309155" calcext:value-type="float">
            <text:p>497309155</text:p>
          </table:table-cell>
          <table:table-cell table:content-validation-name="val6" office:value-type="float" office:value="31808062104975" calcext:value-type="float">
            <text:p>3180806210497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691678</text:p>
          </table:table-cell>
          <table:table-cell office:value-type="string" calcext:value-type="string">
            <text:p>السياحيه ا عماره500 <text:s/>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سر محمود محمد حلمى ابراهيم </text:p>
          </table:table-cell>
          <table:table-cell office:value-type="float" office:value="498303108" calcext:value-type="float">
            <text:p>498303108</text:p>
          </table:table-cell>
          <table:table-cell table:content-validation-name="val6" office:value-type="float" office:value="31704092101792" calcext:value-type="float">
            <text:p>3170409210179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724726</text:p>
          </table:table-cell>
          <table:table-cell office:value-type="string" calcext:value-type="string">
            <text:p>حدائق اكتوبر سكن مص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نتونى اشرف شكر فهمى اسطفانوس</text:p>
          </table:table-cell>
          <table:table-cell office:value-type="float" office:value="497642767" calcext:value-type="float">
            <text:p>497642767</text:p>
          </table:table-cell>
          <table:table-cell table:content-validation-name="val6" office:value-type="float" office:value="31707252106213" calcext:value-type="float">
            <text:p>3170725210621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2" calcext:value-type="float">
            <text:p>2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6355796</text:p>
          </table:table-cell>
          <table:table-cell office:value-type="string" calcext:value-type="string">
            <text:p>حدائق اكتوبر دجله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ياد عبد الله ناصر مصطفى حسين</text:p>
          </table:table-cell>
          <table:table-cell office:value-type="float" office:value="497614604" calcext:value-type="float">
            <text:p>497614604</text:p>
          </table:table-cell>
          <table:table-cell table:content-validation-name="val6" office:value-type="float" office:value="31707030107939" calcext:value-type="float">
            <text:p>3170703010793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7411683</text:p>
          </table:table-cell>
          <table:table-cell office:value-type="string" calcext:value-type="string">
            <text:p>حدائق اكتوبر -356/6 شارع على ابوطالب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حمزه مصطفى احمد حلمى احمد الجبالى </text:p>
          </table:table-cell>
          <table:table-cell office:value-type="float" office:value="497690527" calcext:value-type="float">
            <text:p>497690527</text:p>
          </table:table-cell>
          <table:table-cell table:content-validation-name="val6" office:value-type="float" office:value="31806012707439" calcext:value-type="float">
            <text:p>3180601270743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01554110</text:p>
          </table:table-cell>
          <table:table-cell office:value-type="string" calcext:value-type="string">
            <text:p>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ليم ابراهيم احمد الدمرداش احمد</text:p>
          </table:table-cell>
          <table:table-cell office:value-type="float" office:value="498236674" calcext:value-type="float">
            <text:p>498236674</text:p>
          </table:table-cell>
          <table:table-cell table:content-validation-name="val6" office:value-type="float" office:value="31802022101495" calcext:value-type="float">
            <text:p>3180202210149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042532</text:p>
          </table:table-cell>
          <table:table-cell office:value-type="string" calcext:value-type="string">
            <text:p>حدائق اكتوبر اوتوبيا سيتى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ليم حسام الشحات احمد الشحات</text:p>
          </table:table-cell>
          <table:table-cell office:value-type="float" office:value="502619703" calcext:value-type="float">
            <text:p>502619703</text:p>
          </table:table-cell>
          <table:table-cell table:content-validation-name="val6" office:value-type="float" office:value="31806282106313" calcext:value-type="float">
            <text:p>3180628210631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45194507</text:p>
          </table:table-cell>
          <table:table-cell office:value-type="string" calcext:value-type="string">
            <text:p>حدائق اكتوبر - بدايه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ليم مؤمن حمدى محمد الدالى</text:p>
          </table:table-cell>
          <table:table-cell office:value-type="float" office:value="497389122" calcext:value-type="float">
            <text:p>497389122</text:p>
          </table:table-cell>
          <table:table-cell table:content-validation-name="val6" office:value-type="float" office:value="31809030101598" calcext:value-type="float">
            <text:p>3180903010159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55959925</text:p>
          </table:table-cell>
          <table:table-cell office:value-type="string" calcext:value-type="string">
            <text:p>حدائق اكتوبر -حى <text:s/>الياسمين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ليم محمد عماد الدين محمد صادق </text:p>
          </table:table-cell>
          <table:table-cell office:value-type="float" office:value="497656138" calcext:value-type="float">
            <text:p>497656138</text:p>
          </table:table-cell>
          <table:table-cell table:content-validation-name="val6" office:value-type="float" office:value="31801012201134" calcext:value-type="float">
            <text:p>3180101220113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7870022</text:p>
          </table:table-cell>
          <table:table-cell office:value-type="string" calcext:value-type="string">
            <text:p>حى المستثمرين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ليم محمود عبدالله عبدخ عبد الخالق</text:p>
          </table:table-cell>
          <table:table-cell office:value-type="float" office:value="497918509" calcext:value-type="float">
            <text:p>497918509</text:p>
          </table:table-cell>
          <table:table-cell table:content-validation-name="val6" office:value-type="float" office:value="31706082103838" calcext:value-type="float">
            <text:p>3170608210383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27722333</text:p>
          </table:table-cell>
          <table:table-cell office:value-type="string" calcext:value-type="string">
            <text:p>كمبوند اللوتس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يف محمد عبدالنبى صبحى محمد</text:p>
          </table:table-cell>
          <table:table-cell office:value-type="float" office:value="497321203" calcext:value-type="float">
            <text:p>497321203</text:p>
          </table:table-cell>
          <table:table-cell table:content-validation-name="val6" office:value-type="float" office:value="31806092100572" calcext:value-type="float">
            <text:p>3180609210057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65027109</text:p>
          </table:table-cell>
          <table:table-cell office:value-type="string" calcext:value-type="string">
            <text:p>كمبوند يوتوبيا سيتى - 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يف هشام انور عبدالعزيز محمود</text:p>
          </table:table-cell>
          <table:table-cell office:value-type="float" office:value="497397282" calcext:value-type="float">
            <text:p>497397282</text:p>
          </table:table-cell>
          <table:table-cell table:content-validation-name="val6" office:value-type="float" office:value="31805252100578" calcext:value-type="float">
            <text:p>3180525210057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5588456</text:p>
          </table:table-cell>
          <table:table-cell office:value-type="string" calcext:value-type="string">
            <text:p>كمبوند-بيت المصريه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عاصم محمد عوض محمد عوض</text:p>
          </table:table-cell>
          <table:table-cell office:value-type="float" office:value="498508449" calcext:value-type="float">
            <text:p>498508449</text:p>
          </table:table-cell>
          <table:table-cell table:content-validation-name="val6" office:value-type="float" office:value="31707172101938" calcext:value-type="float">
            <text:p>3170717210193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3998697</text:p>
          </table:table-cell>
          <table:table-cell office:value-type="string" calcext:value-type="string">
            <text:p>دهشور -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عمر محمود عبدالرحمن رياض محمود</text:p>
          </table:table-cell>
          <table:table-cell office:value-type="float" office:value="497901573" calcext:value-type="float">
            <text:p>497901573</text:p>
          </table:table-cell>
          <table:table-cell table:content-validation-name="val6" office:value-type="float" office:value="31805131500412" calcext:value-type="float">
            <text:p>3180513150041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66363792</text:p>
          </table:table-cell>
          <table:table-cell office:value-type="string" calcext:value-type="string">
            <text:p>كمبوند بدايه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كريم علاء عباس تغيان حسان</text:p>
          </table:table-cell>
          <table:table-cell office:value-type="float" office:value="497964924" calcext:value-type="float">
            <text:p>497964924</text:p>
          </table:table-cell>
          <table:table-cell table:content-validation-name="val6" office:value-type="float" office:value="31807042105596" calcext:value-type="float">
            <text:p>3180704210559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828111</text:p>
          </table:table-cell>
          <table:table-cell office:value-type="string" calcext:value-type="string">
            <text:p>اشجار سيتى كمبوند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مالك حسين محمد حسين ابراهيم</text:p>
          </table:table-cell>
          <table:table-cell office:value-type="float" office:value="497900950" calcext:value-type="float">
            <text:p>497900950</text:p>
          </table:table-cell>
          <table:table-cell table:content-validation-name="val6" office:value-type="float" office:value="31710102102636" calcext:value-type="float">
            <text:p>3171010210263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058952</text:p>
          </table:table-cell>
          <table:table-cell office:value-type="string" calcext:value-type="string">
            <text:p>كمبوند ايفر جرين -هايدبارك -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مالك محمد فتحى عبد الرافع محمد </text:p>
          </table:table-cell>
          <table:table-cell office:value-type="float" office:value="497848657" calcext:value-type="float">
            <text:p>497848657</text:p>
          </table:table-cell>
          <table:table-cell table:content-validation-name="val6" office:value-type="float" office:value="31709140109298" calcext:value-type="float">
            <text:p>3170914010929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496670</text:p>
          </table:table-cell>
          <table:table-cell office:value-type="string" calcext:value-type="string">
            <text:p>دجله جاردينز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مالك محمد مجدى مخلوف محمد</text:p>
          </table:table-cell>
          <table:table-cell office:value-type="float" office:value="498387436" calcext:value-type="float">
            <text:p>498387436</text:p>
          </table:table-cell>
          <table:table-cell table:content-validation-name="val6" office:value-type="float" office:value="31807222104652" calcext:value-type="float">
            <text:p>3180722210465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40518392</text:p>
          </table:table-cell>
          <table:table-cell office:value-type="string" calcext:value-type="string">
            <text:p>مساكن دهشور -1035 شارع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محمد ابراهيم سيد محمد حسن</text:p>
          </table:table-cell>
          <table:table-cell office:value-type="float" office:value="502688607" calcext:value-type="float">
            <text:p>502688607</text:p>
          </table:table-cell>
          <table:table-cell table:content-validation-name="val6" office:value-type="float" office:value="31809032102915" calcext:value-type="float">
            <text:p>3180903210291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1377702</text:p>
          </table:table-cell>
          <table:table-cell office:value-type="string" calcext:value-type="string">
            <text:p><text:s/>حدائق اكتوبر سيتى كمبوند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محمود خالد محمد اسماعيل الصغير </text:p>
          </table:table-cell>
          <table:table-cell office:value-type="float" office:value="497394070" calcext:value-type="float">
            <text:p>497394070</text:p>
          </table:table-cell>
          <table:table-cell table:content-validation-name="val6" office:value-type="float" office:value="31808300103796" calcext:value-type="float">
            <text:p>3180830010379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1698952</text:p>
          </table:table-cell>
          <table:table-cell office:value-type="string" calcext:value-type="string">
            <text:p>دهشور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نوح عامر عاصم محمد مهدى </text:p>
          </table:table-cell>
          <table:table-cell office:value-type="float" office:value="497801247" calcext:value-type="float">
            <text:p>497801247</text:p>
          </table:table-cell>
          <table:table-cell table:content-validation-name="val6" office:value-type="float" office:value="31806172102797" calcext:value-type="float">
            <text:p>3180617210279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0600664</text:p>
          </table:table-cell>
          <table:table-cell office:value-type="string" calcext:value-type="string">
            <text:p>الشيخ زايد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هشام عبد الباسط حسن البنا عبدالباسط </text:p>
          </table:table-cell>
          <table:table-cell office:value-type="float" office:value="497401451" calcext:value-type="float">
            <text:p>497401451</text:p>
          </table:table-cell>
          <table:table-cell table:content-validation-name="val6" office:value-type="float" office:value="31804082102736" calcext:value-type="float">
            <text:p>3180408210273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384919</text:p>
          </table:table-cell>
          <table:table-cell office:value-type="string" calcext:value-type="string">
            <text:p>دار مصر-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ياسين عمرو احمد كامل عمرو</text:p>
          </table:table-cell>
          <table:table-cell office:value-type="float" office:value="498083148" calcext:value-type="float">
            <text:p>498083148</text:p>
          </table:table-cell>
          <table:table-cell table:content-validation-name="val6" office:value-type="float" office:value="31801140102939" calcext:value-type="float">
            <text:p>3180114010293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70888288</text:p>
          </table:table-cell>
          <table:table-cell office:value-type="string" calcext:value-type="string">
            <text:p>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يحيى نادى صابر محمد احمد</text:p>
          </table:table-cell>
          <table:table-cell office:value-type="float" office:value="497945257" calcext:value-type="float">
            <text:p>497945257</text:p>
          </table:table-cell>
          <table:table-cell table:content-validation-name="val6" office:value-type="float" office:value="31804072103394" calcext:value-type="float">
            <text:p>3180407210339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5980621</text:p>
          </table:table-cell>
          <table:table-cell office:value-type="string" calcext:value-type="string">
            <text:p>حدايق اكتوبر-دهشو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يوسف عماد احمد عبدالقادر احمد</text:p>
          </table:table-cell>
          <table:table-cell office:value-type="float" office:value="498288058" calcext:value-type="float">
            <text:p>498288058</text:p>
          </table:table-cell>
          <table:table-cell table:content-validation-name="val6" office:value-type="float" office:value="31611172101876" calcext:value-type="float">
            <text:p>3161117210187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7768897</text:p>
          </table:table-cell>
          <table:table-cell office:value-type="string" calcext:value-type="string">
            <text:p>الشيح زايد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يوسف هشام بركات عبد الرازق يونس</text:p>
          </table:table-cell>
          <table:table-cell table:style-name="ce21"/>
          <table:table-cell table:content-validation-name="val6" office:value-type="float" office:value="31612052603874" calcext:value-type="float">
            <text:p>3161205260387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551000499</text:p>
          </table:table-cell>
          <table:table-cell office:value-type="string" calcext:value-type="string">
            <text:p>كمبوند يوتيوبيا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يونس وائل احمد راضى يونس </text:p>
          </table:table-cell>
          <table:table-cell office:value-type="float" office:value="497690607" calcext:value-type="float">
            <text:p>497690607</text:p>
          </table:table-cell>
          <table:table-cell table:content-validation-name="val6" office:value-type="float" office:value="31807202103277" calcext:value-type="float">
            <text:p>3180720210327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2264210</text:p>
          </table:table-cell>
          <table:table-cell office:value-type="string" calcext:value-type="string">
            <text:p>كمبوند البنفسج 2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اسيه محمد فتحى عبد الرافع محمد</text:p>
          </table:table-cell>
          <table:table-cell office:value-type="float" office:value="497444444" calcext:value-type="float">
            <text:p>497444444</text:p>
          </table:table-cell>
          <table:table-cell table:content-validation-name="val6" office:value-type="float" office:value="31709140108321" calcext:value-type="float">
            <text:p>3170914010832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496670</text:p>
          </table:table-cell>
          <table:table-cell office:value-type="string" calcext:value-type="string">
            <text:p>دجله جاردينز <text:s/>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راما نادى صابر محمد <text:s/>احمد</text:p>
          </table:table-cell>
          <table:table-cell office:value-type="float" office:value="497950283" calcext:value-type="float">
            <text:p>497950283</text:p>
          </table:table-cell>
          <table:table-cell table:content-validation-name="val6" office:value-type="float" office:value="31804072103726" calcext:value-type="float">
            <text:p>3180407210372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5980621</text:p>
          </table:table-cell>
          <table:table-cell office:value-type="string" calcext:value-type="string">
            <text:p>دهشور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رحمه احمد محمد محيى السيد</text:p>
          </table:table-cell>
          <table:table-cell office:value-type="float" office:value="497909890" calcext:value-type="float">
            <text:p>497909890</text:p>
          </table:table-cell>
          <table:table-cell table:content-validation-name="val6" office:value-type="float" office:value="31808082114705" calcext:value-type="float">
            <text:p>3180808211470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2566900</text:p>
          </table:table-cell>
          <table:table-cell office:value-type="string" calcext:value-type="string">
            <text:p>كمبوند المستثمرين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ريتال خالد عماد الدين مصلح عبدالجواد</text:p>
          </table:table-cell>
          <table:table-cell office:value-type="float" office:value="497953551" calcext:value-type="float">
            <text:p>497953551</text:p>
          </table:table-cell>
          <table:table-cell table:content-validation-name="val6" office:value-type="float" office:value="31807252109349" calcext:value-type="float">
            <text:p>3180725210934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5755978</text:p>
          </table:table-cell>
          <table:table-cell office:value-type="string" calcext:value-type="string">
            <text:p>الحى الاسبانى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سيرين عبد العزيز عبد اللطيف عبدالعزيز</text:p>
          </table:table-cell>
          <table:table-cell office:value-type="float" office:value="498144104" calcext:value-type="float">
            <text:p>498144104</text:p>
          </table:table-cell>
          <table:table-cell table:content-validation-name="val6" office:value-type="float" office:value="31903232102185" calcext:value-type="float">
            <text:p>3190323210218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24747370</text:p>
          </table:table-cell>
          <table:table-cell office:value-type="string" calcext:value-type="string">
            <text:p>فيصل- 3 ش شالم العرب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عاليا احمد على مرسى على عبدالله</text:p>
          </table:table-cell>
          <table:table-cell office:value-type="float" office:value="497506565" calcext:value-type="float">
            <text:p>497506565</text:p>
          </table:table-cell>
          <table:table-cell table:content-validation-name="val6" office:value-type="float" office:value="31710232105262" calcext:value-type="float">
            <text:p>3171023210526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983130</text:p>
          </table:table-cell>
          <table:table-cell office:value-type="string" calcext:value-type="string">
            <text:p>كمبوند -ايست باك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كارما احمد <text:s/>ادم رياض دام</text:p>
          </table:table-cell>
          <table:table-cell office:value-type="float" office:value="498022201" calcext:value-type="float">
            <text:p>498022201</text:p>
          </table:table-cell>
          <table:table-cell table:content-validation-name="val6" office:value-type="float" office:value="31810190104346" calcext:value-type="float">
            <text:p>3181019010434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00262666</text:p>
          </table:table-cell>
          <table:table-cell office:value-type="string" calcext:value-type="string">
            <text:p>كمبوند بدايه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كارما محمد عادل على موسى احمد</text:p>
          </table:table-cell>
          <table:table-cell office:value-type="float" office:value="498222819" calcext:value-type="float">
            <text:p>498222819</text:p>
          </table:table-cell>
          <table:table-cell table:content-validation-name="val6" office:value-type="float" office:value="31801060106623" calcext:value-type="float">
            <text:p>3180106010662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5860732</text:p>
          </table:table-cell>
          <table:table-cell office:value-type="string" calcext:value-type="string">
            <text:p>بدايه -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كارما محمد عيد ذكى عبدالباقى العسال</text:p>
          </table:table-cell>
          <table:table-cell office:value-type="float" office:value="498175590" calcext:value-type="float">
            <text:p>498175590</text:p>
          </table:table-cell>
          <table:table-cell table:content-validation-name="val6" office:value-type="float" office:value="31708162106709" calcext:value-type="float">
            <text:p>3170816210670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44204056</text:p>
          </table:table-cell>
          <table:table-cell office:value-type="string" calcext:value-type="string">
            <text:p>حدائق اكتوبر - كمبوند اللوتس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كنده ايهاب ابراهيم محمد طه </text:p>
          </table:table-cell>
          <table:table-cell office:value-type="float" office:value="498144520" calcext:value-type="float">
            <text:p>498144520</text:p>
          </table:table-cell>
          <table:table-cell table:content-validation-name="val6" office:value-type="float" office:value="31804230102481" calcext:value-type="float">
            <text:p>3180423010248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0074344</text:p>
          </table:table-cell>
          <table:table-cell office:value-type="string" calcext:value-type="string">
            <text:p>كمبوند بدايه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كنده محمد امير محمد احمد</text:p>
          </table:table-cell>
          <table:table-cell table:style-name="ce27" office:value-type="float" office:value="497735062" calcext:value-type="float">
            <text:p>497735062</text:p>
          </table:table-cell>
          <table:table-cell table:content-validation-name="val6" office:value-type="float" office:value="31701222104145" calcext:value-type="float">
            <text:p>3170122210414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57057077</text:p>
          </table:table-cell>
          <table:table-cell office:value-type="string" calcext:value-type="string">
            <text:p>1185شارع على ابن ابى طالب-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لارا عاصم عربى هاشم على </text:p>
          </table:table-cell>
          <table:table-cell office:value-type="float" office:value="498256966" calcext:value-type="float">
            <text:p>498256966</text:p>
          </table:table-cell>
          <table:table-cell table:content-validation-name="val6" office:value-type="float" office:value="31610100101263" calcext:value-type="float">
            <text:p>3161010010126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68880467</text:p>
          </table:table-cell>
          <table:table-cell office:value-type="string" calcext:value-type="string">
            <text:p>حدائق اكتوبر -الحى الاسبانى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ليان احمد حمدى <text:s/>سعد سالم</text:p>
          </table:table-cell>
          <table:table-cell office:value-type="float" office:value="498388773" calcext:value-type="float">
            <text:p>498388773</text:p>
          </table:table-cell>
          <table:table-cell table:content-validation-name="val6" office:value-type="float" office:value="31903040100162" calcext:value-type="float">
            <text:p>3190304010016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7799463</text:p>
          </table:table-cell>
          <table:table-cell office:value-type="string" calcext:value-type="string">
            <text:p>حدائق اكتوبر- الياسمين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مريم محمد شريف محمد عبد الهادى شريف</text:p>
          </table:table-cell>
          <table:table-cell office:value-type="float" office:value="497888156" calcext:value-type="float">
            <text:p>497888156</text:p>
          </table:table-cell>
          <table:table-cell table:content-validation-name="val6" office:value-type="float" office:value="31801012109548" calcext:value-type="float">
            <text:p>3180101210954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1883588</text:p>
          </table:table-cell>
          <table:table-cell office:value-type="string" calcext:value-type="string">
            <text:p>حدائق اكتوبر -مدينه زويل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 office:value-type="float" office:value="1" calcext:value-type="float">
            <text:p>1</text:p>
          </table:table-cell>
          <table:table-cell office:value-type="string" calcext:value-type="string">
            <text:p>نغم علاء الدين محسن محمود حسن حسنى </text:p>
          </table:table-cell>
          <table:table-cell office:value-type="float" office:value="498390874" calcext:value-type="float">
            <text:p>498390874</text:p>
          </table:table-cell>
          <table:table-cell table:content-validation-name="val6" office:value-type="float" office:value="31709110101063" calcext:value-type="float">
            <text:p>3170911010106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559355587</text:p>
          </table:table-cell>
          <table:table-cell office:value-type="string" calcext:value-type="string">
            <text:p>كمبوند بدايه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حمد محمد احمد على الجوهرى</text:p>
          </table:table-cell>
          <table:table-cell office:value-type="float" office:value="494592554" calcext:value-type="float">
            <text:p>494592554</text:p>
          </table:table-cell>
          <table:table-cell table:content-validation-name="val6" office:value-type="float" office:value="31605110200355" calcext:value-type="float">
            <text:p>3160511020035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08787861</text:p>
          </table:table-cell>
          <table:table-cell office:value-type="string" calcext:value-type="string">
            <text:p>كمبوند بيتا جاردي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دم اسلام ابراهيم يس محمد</text:p>
          </table:table-cell>
          <table:table-cell office:value-type="float" office:value="494521024" calcext:value-type="float">
            <text:p>494521024</text:p>
          </table:table-cell>
          <table:table-cell table:content-validation-name="val6" office:value-type="float" office:value="31707172103558" calcext:value-type="float">
            <text:p>3170717210355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4041192</text:p>
          </table:table-cell>
          <table:table-cell office:value-type="string" calcext:value-type="string">
            <text:p>الحى الاسبانى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باتريك فوزى عزت فوزى يسى</text:p>
          </table:table-cell>
          <table:table-cell office:value-type="float" office:value="494786281" calcext:value-type="float">
            <text:p>494786281</text:p>
          </table:table-cell>
          <table:table-cell table:content-validation-name="val6" office:value-type="float" office:value="31606202602014" calcext:value-type="float">
            <text:p>3160620260201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2" calcext:value-type="float">
            <text:p>2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6428458</text:p>
          </table:table-cell>
          <table:table-cell office:value-type="string" calcext:value-type="string">
            <text:p>هرم سيتى -6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تميم محمد عصام الدين محمد انور موسى </text:p>
          </table:table-cell>
          <table:table-cell office:value-type="float" office:value="498377032" calcext:value-type="float">
            <text:p>498377032</text:p>
          </table:table-cell>
          <table:table-cell table:content-validation-name="val6" office:value-type="float" office:value="31610132403873" calcext:value-type="float">
            <text:p>3161013240387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8859688</text:p>
          </table:table-cell>
          <table:table-cell office:value-type="string" calcext:value-type="string">
            <text:p>كمبوند بدايه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حمزة محمد عبد الدايم عبد الفتاح حسن</text:p>
          </table:table-cell>
          <table:table-cell office:value-type="float" office:value="494933617" calcext:value-type="float">
            <text:p>494933617</text:p>
          </table:table-cell>
          <table:table-cell table:content-validation-name="val6" office:value-type="float" office:value="31607132101639" calcext:value-type="float">
            <text:p>3160713210163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0966536586752</text:p>
          </table:table-cell>
          <table:table-cell office:value-type="string" calcext:value-type="string">
            <text:p>ربوه12 -زهره نيو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حمزه حسام عوض الشربينى على </text:p>
          </table:table-cell>
          <table:table-cell office:value-type="float" office:value="502278484" calcext:value-type="float">
            <text:p>502278484</text:p>
          </table:table-cell>
          <table:table-cell table:content-validation-name="val6" office:value-type="float" office:value="31708020104636" calcext:value-type="float">
            <text:p>3170802010463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0772222</text:p>
          </table:table-cell>
          <table:table-cell office:value-type="string" calcext:value-type="string">
            <text:p>كمبوند الرحاب -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حمزه محمود عمر مصطفى عبد الباقى</text:p>
          </table:table-cell>
          <table:table-cell office:value-type="float" office:value="494568779" calcext:value-type="float">
            <text:p>494568779</text:p>
          </table:table-cell>
          <table:table-cell table:content-validation-name="val6" office:value-type="float" office:value="31701082301573" calcext:value-type="float">
            <text:p>3170108230157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513513</text:p>
          </table:table-cell>
          <table:table-cell office:value-type="string" calcext:value-type="string">
            <text:p>الفيوم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سليم احمد عبد الباسط محمد سلامه</text:p>
          </table:table-cell>
          <table:table-cell office:value-type="float" office:value="494611219" calcext:value-type="float">
            <text:p>494611219</text:p>
          </table:table-cell>
          <table:table-cell table:content-validation-name="val6" office:value-type="float" office:value="31707260107636" calcext:value-type="float">
            <text:p>3170726010763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5615852</text:p>
          </table:table-cell>
          <table:table-cell office:value-type="string" calcext:value-type="string">
            <text:p>كمبوند باردايس -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سليم محمد عبدالله عبدربه عبدالوهاب</text:p>
          </table:table-cell>
          <table:table-cell office:value-type="float" office:value="493817478" calcext:value-type="float">
            <text:p>493817478</text:p>
          </table:table-cell>
          <table:table-cell table:content-validation-name="val6" office:value-type="float" office:value="31801092102875" calcext:value-type="float">
            <text:p>3180109210287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4166192</text:p>
          </table:table-cell>
          <table:table-cell office:value-type="string" calcext:value-type="string">
            <text:p>كمبوند بيتا المصريه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سليم هيثم على حسن محمود</text:p>
          </table:table-cell>
          <table:table-cell office:value-type="float" office:value="493775680" calcext:value-type="float">
            <text:p>493775680</text:p>
          </table:table-cell>
          <table:table-cell table:content-validation-name="val6" office:value-type="float" office:value="31706132103818" calcext:value-type="float">
            <text:p>3170613210381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4533452</text:p>
          </table:table-cell>
          <table:table-cell office:value-type="string" calcext:value-type="string">
            <text:p>16 ش -حسن شاكر -المريوطيه هرم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مر محمود رجب احمد السيد داود</text:p>
          </table:table-cell>
          <table:table-cell office:value-type="float" office:value="494736192" calcext:value-type="float">
            <text:p>494736192</text:p>
          </table:table-cell>
          <table:table-cell table:content-validation-name="val6" office:value-type="float" office:value="31612072103932" calcext:value-type="float">
            <text:p>3161207210393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3432681</text:p>
          </table:table-cell>
          <table:table-cell office:value-type="string" calcext:value-type="string">
            <text:p>المستثمر الصغير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مر هشام مصطفى عبد الكريم احمد على</text:p>
          </table:table-cell>
          <table:table-cell office:value-type="float" office:value="493956663" calcext:value-type="float">
            <text:p>493956663</text:p>
          </table:table-cell>
          <table:table-cell table:content-validation-name="val6" office:value-type="float" office:value="31612172105738" calcext:value-type="float">
            <text:p>3161217210573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03940949</text:p>
          </table:table-cell>
          <table:table-cell office:value-type="string" calcext:value-type="string">
            <text:p>الهرم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فارس رامى جاد بباوى عوض</text:p>
          </table:table-cell>
          <table:table-cell office:value-type="float" office:value="502288249" calcext:value-type="float">
            <text:p>502288249</text:p>
          </table:table-cell>
          <table:table-cell table:content-validation-name="val6" office:value-type="float" office:value="31706250104535" calcext:value-type="float">
            <text:p>3170625010453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098388</text:p>
          </table:table-cell>
          <table:table-cell office:value-type="string" calcext:value-type="string">
            <text:p>هرم سيتى -6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ؤمن اسلام سعد محمد على اغا</text:p>
          </table:table-cell>
          <table:table-cell office:value-type="float" office:value="494313488" calcext:value-type="float">
            <text:p>494313488</text:p>
          </table:table-cell>
          <table:table-cell table:content-validation-name="val6" office:value-type="float" office:value="31709272104732" calcext:value-type="float">
            <text:p>3170927210473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2758286</text:p>
          </table:table-cell>
          <table:table-cell office:value-type="string" calcext:value-type="string">
            <text:p>حدائق اكتوبر -منتزه كمبوند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احمد محمد العبد محمد</text:p>
          </table:table-cell>
          <table:table-cell office:value-type="float" office:value="494609133" calcext:value-type="float">
            <text:p>494609133</text:p>
          </table:table-cell>
          <table:table-cell table:content-validation-name="val6" office:value-type="float" office:value="31705213400292" calcext:value-type="float">
            <text:p>3170521340029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2207944</text:p>
          </table:table-cell>
          <table:table-cell/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نس عبد الحميد محمد طارق عبدالحميد الشربينى</text:p>
          </table:table-cell>
          <table:table-cell office:value-type="float" office:value="494735179" calcext:value-type="float">
            <text:p>494735179</text:p>
          </table:table-cell>
          <table:table-cell table:content-validation-name="val6" office:value-type="float" office:value="31703150100436" calcext:value-type="float">
            <text:p>3170315010043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3864800</text:p>
          </table:table-cell>
          <table:table-cell office:value-type="string" calcext:value-type="string">
            <text:p><text:s/>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نس محمود حامد عبدالعزيز صفوت عبدالجواد</text:p>
          </table:table-cell>
          <table:table-cell office:value-type="float" office:value="502839998" calcext:value-type="float">
            <text:p>502839998</text:p>
          </table:table-cell>
          <table:table-cell table:content-validation-name="val6" office:value-type="float" office:value="31708242102895" calcext:value-type="float">
            <text:p>3170824210289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61990991</text:p>
          </table:table-cell>
          <table:table-cell office:value-type="string" calcext:value-type="string">
            <text:p>حدائق الاهرام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نس محمود شوقى محمود محمد</text:p>
          </table:table-cell>
          <table:table-cell office:value-type="float" office:value="494929533" calcext:value-type="float">
            <text:p>494929533</text:p>
          </table:table-cell>
          <table:table-cell table:content-validation-name="val6" office:value-type="float" office:value="31705252110676" calcext:value-type="float">
            <text:p>3170525211067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4446637</text:p>
          </table:table-cell>
          <table:table-cell office:value-type="string" calcext:value-type="string">
            <text:p>كمبوند المنتزه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ايسل ايمن محمد محمد احمد</text:p>
          </table:table-cell>
          <table:table-cell office:value-type="float" office:value="494441472" calcext:value-type="float">
            <text:p>494441472</text:p>
          </table:table-cell>
          <table:table-cell table:content-validation-name="val6" office:value-type="float" office:value="31707172101482" calcext:value-type="float">
            <text:p>3170717210148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5190848</text:p>
          </table:table-cell>
          <table:table-cell office:value-type="string" calcext:value-type="string">
            <text:p>دجله جاردينز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تمارا محمود جلال عبد الوهاب احمد</text:p>
          </table:table-cell>
          <table:table-cell office:value-type="float" office:value="494399664" calcext:value-type="float">
            <text:p>494399664</text:p>
          </table:table-cell>
          <table:table-cell table:content-validation-name="val6" office:value-type="float" office:value="31612200100267" calcext:value-type="float">
            <text:p>3161220010026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54569604</text:p>
          </table:table-cell>
          <table:table-cell office:value-type="string" calcext:value-type="string">
            <text:p>بدايه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جوري محمد جمال عكاشه احمد فرج</text:p>
          </table:table-cell>
          <table:table-cell office:value-type="float" office:value="494341704" calcext:value-type="float">
            <text:p>494341704</text:p>
          </table:table-cell>
          <table:table-cell table:content-validation-name="val6" office:value-type="float" office:value="31708282104629" calcext:value-type="float">
            <text:p>3170828210462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5330360</text:p>
          </table:table-cell>
          <table:table-cell office:value-type="string" calcext:value-type="string">
            <text:p>دهشور -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دانية عمرو حمدى رجب احمد محمد</text:p>
          </table:table-cell>
          <table:table-cell office:value-type="float" office:value="494598235" calcext:value-type="float">
            <text:p>494598235</text:p>
          </table:table-cell>
          <table:table-cell table:content-validation-name="val6" office:value-type="float" office:value="31706242103163" calcext:value-type="float">
            <text:p>3170624210316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01002209</text:p>
          </table:table-cell>
          <table:table-cell office:value-type="string" calcext:value-type="string">
            <text:p>حدائق الفردوس-فيلا1125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ديمه محمد سمير عبدالحميد عبدالرحمن</text:p>
          </table:table-cell>
          <table:table-cell office:value-type="float" office:value="494447094" calcext:value-type="float">
            <text:p>494447094</text:p>
          </table:table-cell>
          <table:table-cell table:content-validation-name="val6" office:value-type="float" office:value="31706150107146" calcext:value-type="float">
            <text:p>3170615010714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5966881</text:p>
          </table:table-cell>
          <table:table-cell office:value-type="string" calcext:value-type="string">
            <text:p>حى المخابرات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رؤى اشرف فوزى محمد محمد</text:p>
          </table:table-cell>
          <table:table-cell office:value-type="float" office:value="505810382" calcext:value-type="float">
            <text:p>505810382</text:p>
          </table:table-cell>
          <table:table-cell table:content-validation-name="val6" office:value-type="float" office:value="31711168800845" calcext:value-type="float">
            <text:p>3171116880084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00722475</text:p>
          </table:table-cell>
          <table:table-cell office:value-type="string" calcext:value-type="string">
            <text:p>كمبوند مدينه الرحاب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علا محمد سعد محمد سعد القمشانى</text:p>
          </table:table-cell>
          <table:table-cell office:value-type="float" office:value="494516261" calcext:value-type="float">
            <text:p>494516261</text:p>
          </table:table-cell>
          <table:table-cell table:content-validation-name="val6" office:value-type="float" office:value="31711122106286" calcext:value-type="float">
            <text:p>3171112210628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63481877</text:p>
          </table:table-cell>
          <table:table-cell office:value-type="string" calcext:value-type="string">
            <text:p>مدينه الياسمين -حدائق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كارما احمد محمود محمد السعيد</text:p>
          </table:table-cell>
          <table:table-cell office:value-type="float" office:value="494931966" calcext:value-type="float">
            <text:p>494931966</text:p>
          </table:table-cell>
          <table:table-cell table:content-validation-name="val6" office:value-type="float" office:value="31608251201702" calcext:value-type="float">
            <text:p>3160825120170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2" calcext:value-type="float">
            <text:p>2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7576533</text:p>
          </table:table-cell>
          <table:table-cell office:value-type="string" calcext:value-type="string">
            <text:p>كمبوند بدايق -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كارما محمد محمود يوسف محمد</text:p>
          </table:table-cell>
          <table:table-cell office:value-type="float" office:value="494786707" calcext:value-type="float">
            <text:p>494786707</text:p>
          </table:table-cell>
          <table:table-cell table:content-validation-name="val6" office:value-type="float" office:value="31707282103383" calcext:value-type="float">
            <text:p>3170728210338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0967170</text:p>
          </table:table-cell>
          <table:table-cell office:value-type="string" calcext:value-type="string">
            <text:p>كمبوند المستثمرين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لمى محمود اسماعيل زكريا محمود</text:p>
          </table:table-cell>
          <table:table-cell office:value-type="float" office:value="494785192" calcext:value-type="float">
            <text:p>494785192</text:p>
          </table:table-cell>
          <table:table-cell table:content-validation-name="val6" office:value-type="float" office:value="31606162108526" calcext:value-type="float">
            <text:p>3160616210852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44774482</text:p>
          </table:table-cell>
          <table:table-cell office:value-type="string" calcext:value-type="string">
            <text:p>المخابرات امام كمبوند كنت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ليلى احمد سعد محمد خليل </text:p>
          </table:table-cell>
          <table:table-cell office:value-type="float" office:value="494929538" calcext:value-type="float">
            <text:p>494929538</text:p>
          </table:table-cell>
          <table:table-cell table:content-validation-name="val6" office:value-type="float" office:value="31707082102846" calcext:value-type="float">
            <text:p>3170708210284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30849848</text:p>
          </table:table-cell>
          <table:table-cell office:value-type="string" calcext:value-type="string">
            <text:p>تاون فيو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ليلى محمد انور عيد عليوه البلبيس</text:p>
          </table:table-cell>
          <table:table-cell office:value-type="float" office:value="494170811" calcext:value-type="float">
            <text:p>494170811</text:p>
          </table:table-cell>
          <table:table-cell table:content-validation-name="val6" office:value-type="float" office:value="31705282106169" calcext:value-type="float">
            <text:p>3170528210616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1066262</text:p>
          </table:table-cell>
          <table:table-cell office:value-type="string" calcext:value-type="string">
            <text:p>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مريم فوزي حسين هلالى عبدالعال</text:p>
          </table:table-cell>
          <table:table-cell office:value-type="float" office:value="494552589" calcext:value-type="float">
            <text:p>494552589</text:p>
          </table:table-cell>
          <table:table-cell table:content-validation-name="val6" office:value-type="float" office:value="31710012128024" calcext:value-type="float">
            <text:p>3171001212802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00118052</text:p>
          </table:table-cell>
          <table:table-cell office:value-type="string" calcext:value-type="string">
            <text:p>حدائق اكتوبر السياحيه ب -فيلا 290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مليكة محمد عيد زكى محمد العسال </text:p>
          </table:table-cell>
          <table:table-cell office:value-type="float" office:value="494544909" calcext:value-type="float">
            <text:p>494544909</text:p>
          </table:table-cell>
          <table:table-cell table:content-validation-name="val6" office:value-type="float" office:value="31604282101301" calcext:value-type="float">
            <text:p>3160428210130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44204056</text:p>
          </table:table-cell>
          <table:table-cell office:value-type="string" calcext:value-type="string">
            <text:p>كمبوند اللوتس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مليكه محمد احمد محمد قاسم</text:p>
          </table:table-cell>
          <table:table-cell office:value-type="float" office:value="494239131" calcext:value-type="float">
            <text:p>494239131</text:p>
          </table:table-cell>
          <table:table-cell table:content-validation-name="val6" office:value-type="float" office:value="31609201600947" calcext:value-type="float">
            <text:p>3160920160094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02050695</text:p>
          </table:table-cell>
          <table:table-cell office:value-type="string" calcext:value-type="string">
            <text:p>كمبوند سكن مص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موده محمد مجدى محمد محمد سلام</text:p>
          </table:table-cell>
          <table:table-cell office:value-type="float" office:value="494386199" calcext:value-type="float">
            <text:p>494386199</text:p>
          </table:table-cell>
          <table:table-cell table:content-validation-name="val6" office:value-type="float" office:value="31612211401323" calcext:value-type="float">
            <text:p>3161221140132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51142901</text:p>
          </table:table-cell>
          <table:table-cell office:value-type="string" calcext:value-type="string">
            <text:p>مساكن دهشور-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ناتاليا احمد مصطفى عبد العزيز</text:p>
          </table:table-cell>
          <table:table-cell office:value-type="float" office:value="494886887" calcext:value-type="float">
            <text:p>494886887</text:p>
          </table:table-cell>
          <table:table-cell table:content-validation-name="val6" office:value-type="float" office:value="31707170112886" calcext:value-type="float">
            <text:p>3170717011288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00011828</text:p>
          </table:table-cell>
          <table:table-cell office:value-type="string" calcext:value-type="string">
            <text:p>كمبوند بيتا جري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هايدى احمد محمد <text:s/>حنفى محمد</text:p>
          </table:table-cell>
          <table:table-cell office:value-type="float" office:value="494546811" calcext:value-type="float">
            <text:p>494546811</text:p>
          </table:table-cell>
          <table:table-cell table:content-validation-name="val6" office:value-type="float" office:value="31702192104842" calcext:value-type="float">
            <text:p>3170219210484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2976349</text:p>
          </table:table-cell>
          <table:table-cell office:value-type="string" calcext:value-type="string">
            <text:p>بيت المصريه حدائق اكتوبر 43/1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هنا احمد محمد ابو شلش حسن عبد العظيم</text:p>
          </table:table-cell>
          <table:table-cell office:value-type="float" office:value="494197068" calcext:value-type="float">
            <text:p>494197068</text:p>
          </table:table-cell>
          <table:table-cell table:content-validation-name="val6" office:value-type="float" office:value="31707252102781" calcext:value-type="float">
            <text:p>3170725210278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574205</text:p>
          </table:table-cell>
          <table:table-cell office:value-type="string" calcext:value-type="string">
            <text:p>جاردينيا - 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2" calcext:value-type="float">
            <text:p>2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يسر محمد السيد ابو زيد</text:p>
          </table:table-cell>
          <table:table-cell office:value-type="float" office:value="494890115" calcext:value-type="float">
            <text:p>494890115</text:p>
          </table:table-cell>
          <table:table-cell table:style-name="ce30" table:content-validation-name="val6" office:value-type="float" office:value="31610161200183" calcext:value-type="float">
            <text:p>3161016120018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4960132</text:p>
          </table:table-cell>
          <table:table-cell office:value-type="string" calcext:value-type="string">
            <text:p>حدائق اكتوبر -دجله جاردم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دم احمد محمد بدر احمد</text:p>
          </table:table-cell>
          <table:table-cell office:value-type="float" office:value="485488425" calcext:value-type="float">
            <text:p>485488425</text:p>
          </table:table-cell>
          <table:table-cell table:content-validation-name="val6" office:value-type="float" office:value="31510220105713" calcext:value-type="float">
            <text:p>3151022010571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20300440</text:p>
          </table:table-cell>
          <table:table-cell office:value-type="string" calcext:value-type="string">
            <text:p>الحي الاسباني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دم عبدالله محمد عبدالعزيز احمد</text:p>
          </table:table-cell>
          <table:table-cell office:value-type="float" office:value="491512088" calcext:value-type="float">
            <text:p>491512088</text:p>
          </table:table-cell>
          <table:table-cell table:content-validation-name="val6" office:value-type="float" office:value="31606220104455" calcext:value-type="float">
            <text:p>3160622010445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6114093</text:p>
          </table:table-cell>
          <table:table-cell office:value-type="string" calcext:value-type="string">
            <text:p>بيتا جاردنز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سر حسن عاصم حسن ابراهيم شعراوى</text:p>
          </table:table-cell>
          <table:table-cell office:value-type="float" office:value="491033537" calcext:value-type="float">
            <text:p>491033537</text:p>
          </table:table-cell>
          <table:table-cell table:content-validation-name="val6" office:value-type="float" office:value="31612080106916" calcext:value-type="float">
            <text:p>3161208010691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19268881</text:p>
          </table:table-cell>
          <table:table-cell office:value-type="string" calcext:value-type="string">
            <text:p>227منطقة(ه) حدائق الاهرام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سر عمر خالد امام محمد الليثى</text:p>
          </table:table-cell>
          <table:table-cell office:value-type="float" office:value="491031202" calcext:value-type="float">
            <text:p>491031202</text:p>
          </table:table-cell>
          <table:table-cell table:content-validation-name="val6" office:value-type="float" office:value="31501302100478" calcext:value-type="float">
            <text:p>3150130210047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29970344</text:p>
          </table:table-cell>
          <table:table-cell office:value-type="string" calcext:value-type="string">
            <text:p>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لياس عبدالعزيز عبداللطيف عبدالعزيز حامد</text:p>
          </table:table-cell>
          <table:table-cell office:value-type="float" office:value="490940912" calcext:value-type="float">
            <text:p>490940912</text:p>
          </table:table-cell>
          <table:table-cell table:content-validation-name="val6" office:value-type="float" office:value="31606132101659" calcext:value-type="float">
            <text:p>3160613210165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33773662</text:p>
          </table:table-cell>
          <table:table-cell office:value-type="string" calcext:value-type="string">
            <text:p>3سالم العربى من عمرو ابن العاص المطبعة فيصل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نس محمد سعيد يوسف عباس</text:p>
          </table:table-cell>
          <table:table-cell office:value-type="float" office:value="491084756" calcext:value-type="float">
            <text:p>491084756</text:p>
          </table:table-cell>
          <table:table-cell table:content-validation-name="val6" office:value-type="float" office:value="31608192100492" calcext:value-type="float">
            <text:p>3160819210049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7047617</text:p>
          </table:table-cell>
          <table:table-cell office:value-type="string" calcext:value-type="string">
            <text:p>حدائق اكتوبر-الاسكان الاجتماعي عماره6 شقه7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يسل عبدالحليم سيد يوسف يوسف</text:p>
          </table:table-cell>
          <table:table-cell office:value-type="float" office:value="490149606" calcext:value-type="float">
            <text:p>490149606</text:p>
          </table:table-cell>
          <table:table-cell table:content-validation-name="val6" office:value-type="float" office:value="31603122100582" calcext:value-type="float">
            <text:p>3160312210058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59812232</text:p>
          </table:table-cell>
          <table:table-cell office:value-type="string" calcext:value-type="string">
            <text:p>كمبوند لاك فرونت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ديلارا محمود سامى عبدالفتاح محمد رسمى</text:p>
          </table:table-cell>
          <table:table-cell office:value-type="float" office:value="490342790" calcext:value-type="float">
            <text:p>490342790</text:p>
          </table:table-cell>
          <table:table-cell table:style-name="ce31" office:value-type="float" office:value="31605172103747" calcext:value-type="float">
            <text:p>3160517210374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20222233</text:p>
          </table:table-cell>
          <table:table-cell office:value-type="string" calcext:value-type="string">
            <text:p>كمبوند كنز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صهيب ايمن هشام</text:p>
          </table:table-cell>
          <table:table-cell office:value-type="float" office:value="491224996" calcext:value-type="float">
            <text:p>491224996</text:p>
          </table:table-cell>
          <table:table-cell table:style-name="ce21" table:content-validation-name="val6"/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9624993</text:p>
          </table:table-cell>
          <table:table-cell office:value-type="string" calcext:value-type="string">
            <text:p>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زالدين محمد احمد هاشم محمد</text:p>
          </table:table-cell>
          <table:table-cell office:value-type="float" office:value="490244974" calcext:value-type="float">
            <text:p>490244974</text:p>
          </table:table-cell>
          <table:table-cell table:content-validation-name="val6" office:value-type="float" office:value="31510062105115" calcext:value-type="float">
            <text:p>3151006210511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6367295</text:p>
          </table:table-cell>
          <table:table-cell office:value-type="string" calcext:value-type="string">
            <text:p>حدائق اكتوبر-السياحية(أ)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لى كريم سمير فوزى عبدالقادر شاتيلا</text:p>
          </table:table-cell>
          <table:table-cell office:value-type="float" office:value="490314268" calcext:value-type="float">
            <text:p>490314268</text:p>
          </table:table-cell>
          <table:table-cell table:content-validation-name="val6" office:value-type="float" office:value="31512150203774" calcext:value-type="float">
            <text:p>3151215020377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5154696</text:p>
          </table:table-cell>
          <table:table-cell office:value-type="string" calcext:value-type="string">
            <text:p>الاشجار -جاردنز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فارس رمضان رجب حلمى عبدالجواد</text:p>
          </table:table-cell>
          <table:table-cell office:value-type="float" office:value="490763762" calcext:value-type="float">
            <text:p>490763762</text:p>
          </table:table-cell>
          <table:table-cell table:content-validation-name="val6" office:value-type="float" office:value="31612182102974" calcext:value-type="float">
            <text:p>3161218210297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41000562</text:p>
          </table:table-cell>
          <table:table-cell office:value-type="string" calcext:value-type="string">
            <text:p>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لوسيندا محمد السيد على حسن الفار </text:p>
          </table:table-cell>
          <table:table-cell office:value-type="float" office:value="491015445" calcext:value-type="float">
            <text:p>491015445</text:p>
          </table:table-cell>
          <table:table-cell table:content-validation-name="val6" office:value-type="float" office:value="31603100300146" calcext:value-type="float">
            <text:p>3160310030014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75007712</text:p>
          </table:table-cell>
          <table:table-cell office:value-type="string" calcext:value-type="string">
            <text:p>حدائق اكتوبر-المنطقه السياحية-فيلا436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الك محمد شعيب على بدر</text:p>
          </table:table-cell>
          <table:table-cell office:value-type="float" office:value="491281165" calcext:value-type="float">
            <text:p>491281165</text:p>
          </table:table-cell>
          <table:table-cell table:content-validation-name="val6" office:value-type="float" office:value="31412242101671" calcext:value-type="float">
            <text:p>3141224210167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2" calcext:value-type="float">
            <text:p>2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00722655</text:p>
          </table:table-cell>
          <table:table-cell office:value-type="string" calcext:value-type="string">
            <text:p>428الفردوس-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عبدالله محمد عبدالعزيز احمد</text:p>
          </table:table-cell>
          <table:table-cell office:value-type="float" office:value="491512098" calcext:value-type="float">
            <text:p>491512098</text:p>
          </table:table-cell>
          <table:table-cell table:content-validation-name="val6" office:value-type="float" office:value="31606220104471" calcext:value-type="float">
            <text:p>3160622010447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6114093</text:p>
          </table:table-cell>
          <table:table-cell office:value-type="string" calcext:value-type="string">
            <text:p>بيتا جاردنز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عمرو محمد السيد مصطفى خليل</text:p>
          </table:table-cell>
          <table:table-cell office:value-type="float" office:value="490188766" calcext:value-type="float">
            <text:p>490188766</text:p>
          </table:table-cell>
          <table:table-cell table:content-validation-name="val6" office:value-type="float" office:value="31602022105696" calcext:value-type="float">
            <text:p>3160202210569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2053998</text:p>
          </table:table-cell>
          <table:table-cell office:value-type="string" calcext:value-type="string">
            <text:p>بيتا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نادين <text:s/>رمضان رجب حلمى عبدالجواد</text:p>
          </table:table-cell>
          <table:table-cell office:value-type="float" office:value="490763661" calcext:value-type="float">
            <text:p>490763661</text:p>
          </table:table-cell>
          <table:table-cell table:content-validation-name="val6" office:value-type="float" office:value="31612182103806" calcext:value-type="float">
            <text:p>3161218210380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41000562</text:p>
          </table:table-cell>
          <table:table-cell office:value-type="string" calcext:value-type="string">
            <text:p>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حيى محمد عوض الشربينى على</text:p>
          </table:table-cell>
          <table:table-cell office:value-type="float" office:value="502934089" calcext:value-type="float">
            <text:p>502934089</text:p>
          </table:table-cell>
          <table:table-cell table:content-validation-name="val6" office:value-type="float" office:value="31608172103479" calcext:value-type="float">
            <text:p>3160817210347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6331852</text:p>
          </table:table-cell>
          <table:table-cell office:value-type="string" calcext:value-type="string">
            <text:p>الرحاب-مدينه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سف ابراهيم سيد محمد حسن</text:p>
          </table:table-cell>
          <table:table-cell office:value-type="float" office:value="505904796" calcext:value-type="float">
            <text:p>505904796</text:p>
          </table:table-cell>
          <table:table-cell table:content-validation-name="val6" office:value-type="float" office:value="31610262100899" calcext:value-type="float">
            <text:p>3161026210089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1377702</text:p>
          </table:table-cell>
          <table:table-cell office:value-type="string" calcext:value-type="string">
            <text:p>الرحاب-مدينه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سف رامى جاد بباوى عوض</text:p>
          </table:table-cell>
          <table:table-cell office:value-type="float" office:value="497876335" calcext:value-type="float">
            <text:p>497876335</text:p>
          </table:table-cell>
          <table:table-cell table:content-validation-name="val6" office:value-type="float" office:value="31603070104258" calcext:value-type="float">
            <text:p>3160307010425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0098328</text:p>
          </table:table-cell>
          <table:table-cell office:value-type="string" calcext:value-type="string">
            <text:p>هرم سيتي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سف محمد احمد محمد قاسم</text:p>
          </table:table-cell>
          <table:table-cell office:value-type="float" office:value="490407266" calcext:value-type="float">
            <text:p>490407266</text:p>
          </table:table-cell>
          <table:table-cell table:content-validation-name="val6" office:value-type="float" office:value="31412011607815" calcext:value-type="float">
            <text:p>3141201160781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2" calcext:value-type="float">
            <text:p>2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02050695</text:p>
          </table:table-cell>
          <table:table-cell office:value-type="string" calcext:value-type="string">
            <text:p>حدائق اكتوبر كمبوند سكن مصر الانتاج الاعلامى عمارة 195 شقة 10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جمال محمد جمال عكاشه احمد فرج</text:p>
          </table:table-cell>
          <table:table-cell office:value-type="float" office:value="490055427" calcext:value-type="float">
            <text:p>490055427</text:p>
          </table:table-cell>
          <table:table-cell table:content-validation-name="val6" office:value-type="float" office:value="31505182105751" calcext:value-type="float">
            <text:p>3150518210575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95330360</text:p>
          </table:table-cell>
          <table:table-cell office:value-type="string" calcext:value-type="string">
            <text:p>232دهشور-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ديما على مختار احمد جادالرب</text:p>
          </table:table-cell>
          <table:table-cell office:value-type="float" office:value="490048997" calcext:value-type="float">
            <text:p>490048997</text:p>
          </table:table-cell>
          <table:table-cell table:content-validation-name="val6" office:value-type="float" office:value="31504022101524" calcext:value-type="float">
            <text:p>3150402210152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99000026</text:p>
          </table:table-cell>
          <table:table-cell office:value-type="string" calcext:value-type="string">
            <text:p>الحي الايطالي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ريم السيد مجدى درويش</text:p>
          </table:table-cell>
          <table:table-cell office:value-type="float" office:value="491305134" calcext:value-type="float">
            <text:p>491305134</text:p>
          </table:table-cell>
          <table:table-cell table:content-validation-name="val6" office:value-type="float" office:value="31603011400528" calcext:value-type="float">
            <text:p>3160301140052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4812420</text:p>
          </table:table-cell>
          <table:table-cell office:value-type="string" calcext:value-type="string">
            <text:p>الحي الاسباني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سليم ادهم وجيه حسن ابراهيم</text:p>
          </table:table-cell>
          <table:table-cell office:value-type="float" office:value="491512200" calcext:value-type="float">
            <text:p>491512200</text:p>
          </table:table-cell>
          <table:table-cell table:content-validation-name="val6" office:value-type="float" office:value="31508020103878" calcext:value-type="float">
            <text:p>3150802010387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8565634</text:p>
          </table:table-cell>
          <table:table-cell office:value-type="string" calcext:value-type="string">
            <text:p>كمبوند المدينه المنوره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ليلى محمد رمضان عبدالحليم السيد على</text:p>
          </table:table-cell>
          <table:table-cell office:value-type="float" office:value="490926753" calcext:value-type="float">
            <text:p>490926753</text:p>
          </table:table-cell>
          <table:table-cell table:content-validation-name="val6" office:value-type="float" office:value="31509142100787" calcext:value-type="float">
            <text:p>3150914210078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68044604</text:p>
          </table:table-cell>
          <table:table-cell office:value-type="string" calcext:value-type="string">
            <text:p>كمبوند بيتا جاردنز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مارسلينو سمير نسيم دميان عويضه</text:p>
          </table:table-cell>
          <table:table-cell office:value-type="float" office:value="490304601" calcext:value-type="float">
            <text:p>490304601</text:p>
          </table:table-cell>
          <table:table-cell table:content-validation-name="val6" office:value-type="float" office:value="31509302104156" calcext:value-type="float">
            <text:p>3150930210415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20107603</text:p>
          </table:table-cell>
          <table:table-cell office:value-type="string" calcext:value-type="string">
            <text:p>حدائق اكتوبر-الحي الاسباني عماره12 شقة4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نورين احمد عبدالستار احمد عبدالخالق عون</text:p>
          </table:table-cell>
          <table:table-cell office:value-type="float" office:value="491285662" calcext:value-type="float">
            <text:p>491285662</text:p>
          </table:table-cell>
          <table:table-cell table:content-validation-name="val6" office:value-type="float" office:value="31604202103821" calcext:value-type="float">
            <text:p>3160420210382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27719196</text:p>
          </table:table-cell>
          <table:table-cell office:value-type="string" calcext:value-type="string">
            <text:p>كمبوند المستثمرين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همس سمير ناجى رياض عبدالصمد</text:p>
          </table:table-cell>
          <table:table-cell office:value-type="float" office:value="490763509" calcext:value-type="float">
            <text:p>490763509</text:p>
          </table:table-cell>
          <table:table-cell table:content-validation-name="val6" office:value-type="float" office:value="31607042200043" calcext:value-type="float">
            <text:p>3160704220004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00117286</text:p>
          </table:table-cell>
          <table:table-cell office:value-type="string" calcext:value-type="string">
            <text:p>الفردوس-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يارا احمد عبدالسلام خضر ابوطالب</text:p>
          </table:table-cell>
          <table:table-cell office:value-type="float" office:value="494581118" calcext:value-type="float">
            <text:p>494581118</text:p>
          </table:table-cell>
          <table:table-cell table:content-validation-name="val6"/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95047040</text:p>
          </table:table-cell>
          <table:table-cell office:value-type="string" calcext:value-type="string">
            <text:p>شقه 21,عمارة607,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2" office:value-type="float" office:value="3" calcext:value-type="float">
            <text:p>3</text:p>
          </table:table-cell>
          <table:table-cell table:content-validation-name="val3" office:value-type="float" office:value="2" calcext:value-type="float">
            <text:p>2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ياسين احمد حمدى سعد سالم</text:p>
          </table:table-cell>
          <table:table-cell office:value-type="float" office:value="490031584" calcext:value-type="float">
            <text:p>490031584</text:p>
          </table:table-cell>
          <table:table-cell table:content-validation-name="val6" office:value-type="float" office:value="31607020108037" calcext:value-type="float">
            <text:p>3160702010803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4029750</text:p>
          </table:table-cell>
          <table:table-cell office:value-type="string" calcext:value-type="string">
            <text:p>حي الياسمين-اكتوبر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حمد رمضان احمد محمد عثمان</text:p>
          </table:table-cell>
          <table:table-cell office:value-type="float" office:value="485013475" calcext:value-type="float">
            <text:p>485013475</text:p>
          </table:table-cell>
          <table:table-cell table:content-validation-name="val6" office:value-type="float" office:value="31503052100372" calcext:value-type="float">
            <text:p>3150305210037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26051615</text:p>
          </table:table-cell>
          <table:table-cell office:value-type="string" calcext:value-type="string">
            <text:p>السياحية أ ع 500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حمد عامر محمود محمد حافظ صقر</text:p>
          </table:table-cell>
          <table:table-cell office:value-type="float" office:value="486694471" calcext:value-type="float">
            <text:p>486694471</text:p>
          </table:table-cell>
          <table:table-cell table:content-validation-name="val6" office:value-type="float" office:value="31408281100278" calcext:value-type="float">
            <text:p>3140828110027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6669811</text:p>
          </table:table-cell>
          <table:table-cell office:value-type="string" calcext:value-type="string">
            <text:p>الفردوس-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حمد عمرو عبدالعزيز محمود عمران </text:p>
          </table:table-cell>
          <table:table-cell office:value-type="float" office:value="491162377" calcext:value-type="float">
            <text:p>491162377</text:p>
          </table:table-cell>
          <table:table-cell table:content-validation-name="val6" office:value-type="float" office:value="31412048801891" calcext:value-type="float">
            <text:p>3141204880189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966546455230</text:p>
          </table:table-cell>
          <table:table-cell office:value-type="string" calcext:value-type="string">
            <text:p>مدينه الياسمين عماره 62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دم اشرف فوزى <text:s/>محمد محمد</text:p>
          </table:table-cell>
          <table:table-cell office:value-type="float" office:value="485232915" calcext:value-type="float">
            <text:p>485232915</text:p>
          </table:table-cell>
          <table:table-cell table:content-validation-name="val6" office:value-type="float" office:value="31504111400314" calcext:value-type="float">
            <text:p>3150411140031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00722475</text:p>
          </table:table-cell>
          <table:table-cell office:value-type="string" calcext:value-type="string">
            <text:p>كمبوند الرحاب -6ة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يتن هشام مصطفى عبد الكريم احمد على</text:p>
          </table:table-cell>
          <table:table-cell office:value-type="float" office:value="486244804" calcext:value-type="float">
            <text:p>486244804</text:p>
          </table:table-cell>
          <table:table-cell table:content-validation-name="val6" office:value-type="float" office:value="31507072106968" calcext:value-type="float">
            <text:p>3150707210696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03940949</text:p>
          </table:table-cell>
          <table:table-cell office:value-type="string" calcext:value-type="string">
            <text:p>وهبه الرفاعي-الهرم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ساندرا عبدالرحمن احمد طه عطية</text:p>
          </table:table-cell>
          <table:table-cell office:value-type="float" office:value="484870942" calcext:value-type="float">
            <text:p>484870942</text:p>
          </table:table-cell>
          <table:table-cell table:content-validation-name="val6" office:value-type="float" office:value="31510040102163" calcext:value-type="float">
            <text:p>3151004010216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724248</text:p>
          </table:table-cell>
          <table:table-cell office:value-type="string" calcext:value-type="string">
            <text:p>مدينه الاشجار-حدائق اكتوبر 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سليم محمود محمد محمود عبده امين</text:p>
          </table:table-cell>
          <table:table-cell office:value-type="float" office:value="484963817" calcext:value-type="float">
            <text:p>484963817</text:p>
          </table:table-cell>
          <table:table-cell table:content-validation-name="val6" office:value-type="float" office:value="31506050200913" calcext:value-type="float">
            <text:p>3150605020091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20899889</text:p>
          </table:table-cell>
          <table:table-cell office:value-type="string" calcext:value-type="string">
            <text:p>وايت كاسيل -المخابرات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فيروز محمد انور عيد عليوه البلبيسى</text:p>
          </table:table-cell>
          <table:table-cell office:value-type="float" office:value="484856052" calcext:value-type="float">
            <text:p>484856052</text:p>
          </table:table-cell>
          <table:table-cell table:content-validation-name="val6" office:value-type="float" office:value="31509262100225" calcext:value-type="float">
            <text:p>3150926210022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21066262</text:p>
          </table:table-cell>
          <table:table-cell office:value-type="string" calcext:value-type="string">
            <text:p>شارع عمر بن الخطاب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الك محمد محمد توفيق محمد</text:p>
          </table:table-cell>
          <table:table-cell/>
          <table:table-cell table:style-name="ce31" office:value-type="float" office:value="31311020100579" calcext:value-type="float">
            <text:p>3131102010057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6366639</text:p>
          </table:table-cell>
          <table:table-cell office:value-type="string" calcext:value-type="string">
            <text:p>كمبوند الياسمين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خالد محمد شبل محمد حجازى</text:p>
          </table:table-cell>
          <table:table-cell office:value-type="float" office:value="484872571" calcext:value-type="float">
            <text:p>484872571</text:p>
          </table:table-cell>
          <table:table-cell table:content-validation-name="val6" office:value-type="float" office:value="31501262101336" calcext:value-type="float">
            <text:p>3150126210133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95512266</text:p>
          </table:table-cell>
          <table:table-cell office:value-type="string" calcext:value-type="string">
            <text:p>الفردوس-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محمود عبدالرحمن رياض محمود</text:p>
          </table:table-cell>
          <table:table-cell office:value-type="float" office:value="486261071" calcext:value-type="float">
            <text:p>486261071</text:p>
          </table:table-cell>
          <table:table-cell table:content-validation-name="val6" office:value-type="float" office:value="31504091500295" calcext:value-type="float">
            <text:p>3150409150029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66363792</text:p>
          </table:table-cell>
          <table:table-cell office:value-type="string" calcext:value-type="string">
            <text:p>كمبوند بدايه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محمود عمر <text:s/>مصطفى عبد الباقى</text:p>
          </table:table-cell>
          <table:table-cell office:value-type="float" office:value="486064299" calcext:value-type="float">
            <text:p>486064299</text:p>
          </table:table-cell>
          <table:table-cell table:content-validation-name="val6" office:value-type="float" office:value="31501232300539" calcext:value-type="float">
            <text:p>3150123230053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0513513</text:p>
          </table:table-cell>
          <table:table-cell office:value-type="string" calcext:value-type="string">
            <text:p>منطقه الفيوم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ود محمد محمود عويس عبدالله</text:p>
          </table:table-cell>
          <table:table-cell office:value-type="float" office:value="486156181" calcext:value-type="float">
            <text:p>486156181</text:p>
          </table:table-cell>
          <table:table-cell table:content-validation-name="val6" office:value-type="float" office:value="31505152103975" calcext:value-type="float">
            <text:p>3150515210397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0453593</text:p>
          </table:table-cell>
          <table:table-cell office:value-type="string" calcext:value-type="string">
            <text:p>سكن مصر-الانتاج الاعلامي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لك محمد شريف محمد عبدالهادى شريف</text:p>
          </table:table-cell>
          <table:table-cell office:value-type="float" office:value="486223827" calcext:value-type="float">
            <text:p>486223827</text:p>
          </table:table-cell>
          <table:table-cell table:content-validation-name="val6" office:value-type="float" office:value="31501282105001" calcext:value-type="float">
            <text:p>3150128210500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1883588</text:p>
          </table:table-cell>
          <table:table-cell office:value-type="string" calcext:value-type="string">
            <text:p>زويل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تاليا وليد ماهر عبد المغنى احمد ابو حمره</text:p>
          </table:table-cell>
          <table:table-cell office:value-type="float" office:value="494259577" calcext:value-type="float">
            <text:p>494259577</text:p>
          </table:table-cell>
          <table:table-cell table:content-validation-name="val6" office:value-type="float" office:value="31505142102245" calcext:value-type="float">
            <text:p>3150514210224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23656083</text:p>
          </table:table-cell>
          <table:table-cell/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جويريه محمد عماد احمد شوقى محمد توفيق</text:p>
          </table:table-cell>
          <table:table-cell office:value-type="float" office:value="505763287" calcext:value-type="float">
            <text:p>505763287</text:p>
          </table:table-cell>
          <table:table-cell table:content-validation-name="val6" office:value-type="float" office:value="31509152101005" calcext:value-type="float">
            <text:p>3150915210100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12024864</text:p>
          </table:table-cell>
          <table:table-cell office:value-type="string" calcext:value-type="string">
            <text:p>مدينه الرحاب-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حلا سامح محمود احمد محمود</text:p>
          </table:table-cell>
          <table:table-cell office:value-type="float" office:value="486548458" calcext:value-type="float">
            <text:p>486548458</text:p>
          </table:table-cell>
          <table:table-cell table:content-validation-name="val6" office:value-type="float" office:value="31507312101667" calcext:value-type="float">
            <text:p>3150731210166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1030404</text:p>
          </table:table-cell>
          <table:table-cell office:value-type="string" calcext:value-type="string">
            <text:p>الفردوس-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خديجه محمد رمضان عبدالحفيظ احمد</text:p>
          </table:table-cell>
          <table:table-cell office:value-type="float" office:value="486204029" calcext:value-type="float">
            <text:p>486204029</text:p>
          </table:table-cell>
          <table:table-cell table:content-validation-name="val6" office:value-type="float" office:value="31507162103747" calcext:value-type="float">
            <text:p>3150716210374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1859065</text:p>
          </table:table-cell>
          <table:table-cell office:value-type="string" calcext:value-type="string">
            <text:p>كمبوند بيتا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زين ادهم وجيه حسن ابراهيم</text:p>
          </table:table-cell>
          <table:table-cell office:value-type="float" office:value="486711189" calcext:value-type="float">
            <text:p>486711189</text:p>
          </table:table-cell>
          <table:table-cell table:content-validation-name="val6" office:value-type="float" office:value="31409060106235" calcext:value-type="float">
            <text:p>3140906010623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8565634</text:p>
          </table:table-cell>
          <table:table-cell office:value-type="string" calcext:value-type="string">
            <text:p>كمبوند المدينه المنوره عمارة 20الدور الأرضي شقة1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عليا احمد سمير عبد العزيز</text:p>
          </table:table-cell>
          <table:table-cell office:value-type="float" office:value="491224785" calcext:value-type="float">
            <text:p>491224785</text:p>
          </table:table-cell>
          <table:table-cell table:content-validation-name="val6" office:value-type="float" office:value="31510150101227" calcext:value-type="float">
            <text:p>3151015010122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56532333</text:p>
          </table:table-cell>
          <table:table-cell office:value-type="string" calcext:value-type="string">
            <text:p>دجله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عمر محمد على بيومى عرفه</text:p>
          </table:table-cell>
          <table:table-cell office:value-type="float" office:value="486579590" calcext:value-type="float">
            <text:p>486579590</text:p>
          </table:table-cell>
          <table:table-cell table:content-validation-name="val6" office:value-type="float" office:value="31402210100791" calcext:value-type="float">
            <text:p>3140221010079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4101071</text:p>
          </table:table-cell>
          <table:table-cell office:value-type="string" calcext:value-type="string">
            <text:p>حي الياسمين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لارا عاصم محمد مدبولى السيد</text:p>
          </table:table-cell>
          <table:table-cell office:value-type="float" office:value="486227875" calcext:value-type="float">
            <text:p>486227875</text:p>
          </table:table-cell>
          <table:table-cell table:content-validation-name="val6" office:value-type="float" office:value="31509112102025" calcext:value-type="float">
            <text:p>3150911210202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72234581</text:p>
          </table:table-cell>
          <table:table-cell office:value-type="string" calcext:value-type="string">
            <text:p>ارض المخابرات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مالك احمد عادل احمد ابوالعطا</text:p>
          </table:table-cell>
          <table:table-cell office:value-type="float" office:value="490917474" calcext:value-type="float">
            <text:p>490917474</text:p>
          </table:table-cell>
          <table:table-cell table:content-validation-name="val6" office:value-type="float" office:value="31402252104991" calcext:value-type="float">
            <text:p>3140225210499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25742427</text:p>
          </table:table-cell>
          <table:table-cell office:value-type="string" calcext:value-type="string">
            <text:p>الفردوس-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4" calcext:value-type="float">
            <text:p>4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2" calcext:value-type="float">
            <text:p>2</text:p>
          </table:table-cell>
          <table:table-cell table:content-validation-name="val5"/>
          <table:table-cell office:value-type="string" calcext:value-type="string">
            <text:p>ياسين احمد حسين اسماعيل عويضه</text:p>
          </table:table-cell>
          <table:table-cell office:value-type="float" office:value="485788203" calcext:value-type="float">
            <text:p>485788203</text:p>
          </table:table-cell>
          <table:table-cell table:content-validation-name="val6" office:value-type="float" office:value="31506070107774" calcext:value-type="float">
            <text:p>3150607010777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93271319</text:p>
          </table:table-cell>
          <table:table-cell office:value-type="string" calcext:value-type="string">
            <text:p>دجله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آسر محمود محمد محمود كامل </text:p>
          </table:table-cell>
          <table:table-cell office:value-type="float" office:value="486356966" calcext:value-type="float">
            <text:p>486356966</text:p>
          </table:table-cell>
          <table:table-cell table:content-validation-name="val6" office:value-type="float" office:value="31405101202338" calcext:value-type="float">
            <text:p>3140510120233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2" calcext:value-type="float">
            <text:p>2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8284349</text:p>
          </table:table-cell>
          <table:table-cell office:value-type="string" calcext:value-type="string">
            <text:p>كمبوند روك ايدن-شارع زويل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حمد محمد كرم الدين عبدالله احمد</text:p>
          </table:table-cell>
          <table:table-cell office:value-type="float" office:value="494667438" calcext:value-type="float">
            <text:p>494667438</text:p>
          </table:table-cell>
          <table:table-cell table:content-validation-name="val6" office:value-type="float" office:value="31210108801797" calcext:value-type="float">
            <text:p>3121010880179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8192107</text:p>
          </table:table-cell>
          <table:table-cell office:value-type="string" calcext:value-type="string">
            <text:p>كمبوند جولف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دم رامى جاد بباوى عوض</text:p>
          </table:table-cell>
          <table:table-cell office:value-type="float" office:value="489668321" calcext:value-type="float">
            <text:p>489668321</text:p>
          </table:table-cell>
          <table:table-cell table:content-validation-name="val6" office:value-type="float" office:value="31311202101791" calcext:value-type="float">
            <text:p>3131120210179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000098328</text:p>
          </table:table-cell>
          <table:table-cell office:value-type="string" calcext:value-type="string">
            <text:p>هرم سيتي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سر هيثم محمد ابراهيم زكى السماع </text:p>
          </table:table-cell>
          <table:table-cell office:value-type="float" office:value="477332387" calcext:value-type="float">
            <text:p>477332387</text:p>
          </table:table-cell>
          <table:table-cell table:content-validation-name="val6" office:value-type="float" office:value="31303212101134" calcext:value-type="float">
            <text:p>3130321210113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6419994</text:p>
          </table:table-cell>
          <table:table-cell office:value-type="string" calcext:value-type="string">
            <text:p>الياسمين-جاردنز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شرف وائل حلمى طه السيد </text:p>
          </table:table-cell>
          <table:table-cell office:value-type="float" office:value="486355891" calcext:value-type="float">
            <text:p>486355891</text:p>
          </table:table-cell>
          <table:table-cell table:content-validation-name="val6" office:value-type="float" office:value="31311210102799" calcext:value-type="float">
            <text:p>3131121010279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112286</text:p>
          </table:table-cell>
          <table:table-cell office:value-type="string" calcext:value-type="string">
            <text:p>الحى الاسبانى 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حمزة احمد عبد الباسط محمد سلامه </text:p>
          </table:table-cell>
          <table:table-cell office:value-type="float" office:value="481187912" calcext:value-type="float">
            <text:p>481187912</text:p>
          </table:table-cell>
          <table:table-cell table:content-validation-name="val6" office:value-type="float" office:value="31405252107337" calcext:value-type="float">
            <text:p>3140525210733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5615852</text:p>
          </table:table-cell>
          <table:table-cell office:value-type="string" calcext:value-type="string">
            <text:p>كمبوند براديس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حمزة احمد عثمان محمد عثمان الشيخ </text:p>
          </table:table-cell>
          <table:table-cell office:value-type="float" office:value="482163769" calcext:value-type="float">
            <text:p>482163769</text:p>
          </table:table-cell>
          <table:table-cell table:content-validation-name="val6" office:value-type="float" office:value="31407180101676" calcext:value-type="float">
            <text:p>3140718010167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65953444</text:p>
          </table:table-cell>
          <table:table-cell office:value-type="string" calcext:value-type="string">
            <text:p>كمبوند مدينه بدايه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حمزه احمد صابر على على حسين الشيخ </text:p>
          </table:table-cell>
          <table:table-cell office:value-type="float" office:value="481522054" calcext:value-type="float">
            <text:p>481522054</text:p>
          </table:table-cell>
          <table:table-cell table:content-validation-name="val6" office:value-type="float" office:value="31502140109049" calcext:value-type="float">
            <text:p>3150214010904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69552787</text:p>
          </table:table-cell>
          <table:table-cell office:value-type="string" calcext:value-type="string">
            <text:p>كمبوند تاون فيو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خالد محمد ابراهيم عبدالعظيم ابراهيم </text:p>
          </table:table-cell>
          <table:table-cell office:value-type="float" office:value="481235826" calcext:value-type="float">
            <text:p>481235826</text:p>
          </table:table-cell>
          <table:table-cell table:content-validation-name="val6" office:value-type="float" office:value="31406132103555" calcext:value-type="float">
            <text:p>3140613210355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8061510</text:p>
          </table:table-cell>
          <table:table-cell office:value-type="string" calcext:value-type="string">
            <text:p>417فيلا,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ريناد محمد عاطف عبدالوهاب جاد حماده</text:p>
          </table:table-cell>
          <table:table-cell office:value-type="float" office:value="481569522" calcext:value-type="float">
            <text:p>481569522</text:p>
          </table:table-cell>
          <table:table-cell table:content-validation-name="val6" office:value-type="float" office:value="31312131200986" calcext:value-type="float">
            <text:p>3131213120098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1202060</text:p>
          </table:table-cell>
          <table:table-cell office:value-type="string" calcext:value-type="string">
            <text:p>كمبوند واحة الريحان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سلسبيل محمد سعيد يوسف عباس </text:p>
          </table:table-cell>
          <table:table-cell office:value-type="float" office:value="482159118" calcext:value-type="float">
            <text:p>482159118</text:p>
          </table:table-cell>
          <table:table-cell table:content-validation-name="val6" office:value-type="float" office:value="31405102108505" calcext:value-type="float">
            <text:p>3140510210850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7047617</text:p>
          </table:table-cell>
          <table:table-cell office:value-type="string" calcext:value-type="string">
            <text:p>حدائق اكتوبر-الاسكان الاجتماعي عماره6 <text:s/>شقه7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سليم هشام انور عبد العزيز محمود</text:p>
          </table:table-cell>
          <table:table-cell office:value-type="float" office:value="481247793" calcext:value-type="float">
            <text:p>481247793</text:p>
          </table:table-cell>
          <table:table-cell table:content-validation-name="val6" office:value-type="float" office:value="31410242101091" calcext:value-type="float">
            <text:p>3141024210109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5588456</text:p>
          </table:table-cell>
          <table:table-cell office:value-type="string" calcext:value-type="string">
            <text:p>كمبوند بيت المصري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مر احمد ابراهيم السيدالقاضى </text:p>
          </table:table-cell>
          <table:table-cell office:value-type="float" office:value="481344322" calcext:value-type="float">
            <text:p>481344322</text:p>
          </table:table-cell>
          <table:table-cell table:content-validation-name="val6" office:value-type="float" office:value="31410171400513" calcext:value-type="float">
            <text:p>3141017140051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4736473</text:p>
          </table:table-cell>
          <table:table-cell office:value-type="string" calcext:value-type="string">
            <text:p>231كمبوند دجله جاردنز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كادي احمد ادم رياض دام </text:p>
          </table:table-cell>
          <table:table-cell office:value-type="float" office:value="482266430" calcext:value-type="float">
            <text:p>482266430</text:p>
          </table:table-cell>
          <table:table-cell table:content-validation-name="val6" office:value-type="float" office:value="31407140100065" calcext:value-type="float">
            <text:p>3140714010006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00262666</text:p>
          </table:table-cell>
          <table:table-cell office:value-type="string" calcext:value-type="string">
            <text:p>كمبوند بدايه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كارما محمد حسن <text:s/>محمد الشيخ</text:p>
          </table:table-cell>
          <table:table-cell office:value-type="float" office:value="481040672" calcext:value-type="float">
            <text:p>481040672</text:p>
          </table:table-cell>
          <table:table-cell table:content-validation-name="val6" office:value-type="float" office:value="31410260101783" calcext:value-type="float">
            <text:p>3141026010178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2839937</text:p>
          </table:table-cell>
          <table:table-cell office:value-type="string" calcext:value-type="string">
            <text:p>المنطقة الرابعة ابن بيتك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ليليان محمود كمال الدين محمود عبدالحميد</text:p>
          </table:table-cell>
          <table:table-cell office:value-type="float" office:value="480248966" calcext:value-type="float">
            <text:p>480248966</text:p>
          </table:table-cell>
          <table:table-cell table:content-validation-name="val6" office:value-type="float" office:value="31408062103466" calcext:value-type="float">
            <text:p>3140806210346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7741277</text:p>
          </table:table-cell>
          <table:table-cell office:value-type="string" calcext:value-type="string">
            <text:p>كمبوند بيت المصري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الك محمد عبدالرحمن عزت عبدالرحمن </text:p>
          </table:table-cell>
          <table:table-cell office:value-type="float" office:value="480940518" calcext:value-type="float">
            <text:p>480940518</text:p>
          </table:table-cell>
          <table:table-cell table:content-validation-name="val6" office:value-type="float" office:value="31311270107439" calcext:value-type="float">
            <text:p>3131127010743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5688186</text:p>
          </table:table-cell>
          <table:table-cell office:value-type="string" calcext:value-type="string">
            <text:p>كمبوند بيتا جاردنز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جدى محمد مجدى محمد محمد سلام </text:p>
          </table:table-cell>
          <table:table-cell office:value-type="float" office:value="485090109" calcext:value-type="float">
            <text:p>485090109</text:p>
          </table:table-cell>
          <table:table-cell table:content-validation-name="val6" office:value-type="float" office:value="31406210107139" calcext:value-type="float">
            <text:p>3140621010713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51142901</text:p>
          </table:table-cell>
          <table:table-cell office:value-type="string" calcext:value-type="string">
            <text:p>حدائق اكتوبر-دهشور عماره 101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كريم سمير فوزى عبدالقادر شاتيلا</text:p>
          </table:table-cell>
          <table:table-cell office:value-type="float" office:value="480958985" calcext:value-type="float">
            <text:p>480958985</text:p>
          </table:table-cell>
          <table:table-cell table:content-validation-name="val6" office:value-type="float" office:value="31307260200816" calcext:value-type="float">
            <text:p>3130726020081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5154696</text:p>
          </table:table-cell>
          <table:table-cell office:value-type="string" calcext:value-type="string">
            <text:p>كمبوند مدينه الاشجار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ريم عادل سعد حسن فهيم سلامه</text:p>
          </table:table-cell>
          <table:table-cell office:value-type="float" office:value="494841761" calcext:value-type="float">
            <text:p>494841761</text:p>
          </table:table-cell>
          <table:table-cell table:content-validation-name="val6" office:value-type="float" office:value="31501041402641" calcext:value-type="float">
            <text:p>31501041402641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555999111</text:p>
          </table:table-cell>
          <table:table-cell office:value-type="string" calcext:value-type="string">
            <text:p>كمبوند بدايه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نه خالد السعيد محمد على سالمان</text:p>
          </table:table-cell>
          <table:table-cell office:value-type="float" office:value="490208801" calcext:value-type="float">
            <text:p>490208801</text:p>
          </table:table-cell>
          <table:table-cell table:content-validation-name="val6" office:value-type="float" office:value="31408141305902" calcext:value-type="float">
            <text:p>3140814130590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1912534</text:p>
          </table:table-cell>
          <table:table-cell office:value-type="string" calcext:value-type="string">
            <text:p>كمبوند ايزولا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اسين باسم بهاء الدين سليمان الروبى </text:p>
          </table:table-cell>
          <table:table-cell office:value-type="float" office:value="481010802" calcext:value-type="float">
            <text:p>481010802</text:p>
          </table:table-cell>
          <table:table-cell table:content-validation-name="val6" office:value-type="float" office:value="31407240111099" calcext:value-type="float">
            <text:p>3140724011109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127722</text:p>
          </table:table-cell>
          <table:table-cell office:value-type="string" calcext:value-type="string">
            <text:p>261منطقه د حدائق الاهرام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سف احمد ابراهيم السيد السيد</text:p>
          </table:table-cell>
          <table:table-cell office:value-type="float" office:value="486211705" calcext:value-type="float">
            <text:p>486211705</text:p>
          </table:table-cell>
          <table:table-cell table:content-validation-name="val6" office:value-type="float" office:value="31308012115515" calcext:value-type="float">
            <text:p>3130801211551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7096686</text:p>
          </table:table-cell>
          <table:table-cell office:value-type="string" calcext:value-type="string">
            <text:p>176دار مصر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سر محمود اسماعيل زكريا محمود</text:p>
          </table:table-cell>
          <table:table-cell office:value-type="float" office:value="485773707" calcext:value-type="float">
            <text:p>485773707</text:p>
          </table:table-cell>
          <table:table-cell table:content-validation-name="val6" office:value-type="float" office:value="31207142105995" calcext:value-type="float">
            <text:p>3120714210599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44774482</text:p>
          </table:table-cell>
          <table:table-cell office:value-type="string" calcext:value-type="string">
            <text:p>بلوك12/24 المخابرات امام كمبوند ك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نجيلا اشرف شكر فهمى اسطفانوس </text:p>
          </table:table-cell>
          <table:table-cell office:value-type="float" office:value="482486865" calcext:value-type="float">
            <text:p>482486865</text:p>
          </table:table-cell>
          <table:table-cell table:content-validation-name="val6" office:value-type="float" office:value="31306112106448" calcext:value-type="float">
            <text:p>3130611210644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6355796</text:p>
          </table:table-cell>
          <table:table-cell office:value-type="string" calcext:value-type="string">
            <text:p>كمبوند دجله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انس وائل احمد راضى يونس</text:p>
          </table:table-cell>
          <table:table-cell office:value-type="float" office:value="476765473" calcext:value-type="float">
            <text:p>476765473</text:p>
          </table:table-cell>
          <table:table-cell table:content-validation-name="val6" office:value-type="float" office:value="31310122102332" calcext:value-type="float">
            <text:p>3131012210233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2264210</text:p>
          </table:table-cell>
          <table:table-cell office:value-type="string" calcext:value-type="string">
            <text:p>مول 2 بنفسج-دهشو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تايا هيثم فاروق السيد محمد حسن</text:p>
          </table:table-cell>
          <table:table-cell office:value-type="float" office:value="485639175" calcext:value-type="float">
            <text:p>485639175</text:p>
          </table:table-cell>
          <table:table-cell table:content-validation-name="val6" office:value-type="float" office:value="31401302103243" calcext:value-type="float">
            <text:p>3140130210324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111115931</text:p>
          </table:table-cell>
          <table:table-cell office:value-type="string" calcext:value-type="string">
            <text:p>Ro'ya City Compound-October Gardens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جودى احمد حسين اسماعيل عويضه</text:p>
          </table:table-cell>
          <table:table-cell office:value-type="float" office:value="486353258" calcext:value-type="float">
            <text:p>486353258</text:p>
          </table:table-cell>
          <table:table-cell table:content-validation-name="val6" office:value-type="float" office:value="31301180103226" calcext:value-type="float">
            <text:p>3130118010322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2" calcext:value-type="float">
            <text:p>2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3271319</text:p>
          </table:table-cell>
          <table:table-cell office:value-type="string" calcext:value-type="string">
            <text:p>كمبوند دجله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ديمه اشرف على عبدالسلام ادريس </text:p>
          </table:table-cell>
          <table:table-cell office:value-type="float" office:value="505784236" calcext:value-type="float">
            <text:p>505784236</text:p>
          </table:table-cell>
          <table:table-cell table:content-validation-name="val6" office:value-type="float" office:value="31310308801184" calcext:value-type="float">
            <text:p>3131030880118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1203460</text:p>
          </table:table-cell>
          <table:table-cell office:value-type="string" calcext:value-type="string">
            <text:p>21كمبوند برديسي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شهاب اشرف عبدالنبى عبدالمنعم عامر شهاب</text:p>
          </table:table-cell>
          <table:table-cell office:value-type="float" office:value="481989438" calcext:value-type="float">
            <text:p>481989438</text:p>
          </table:table-cell>
          <table:table-cell table:content-validation-name="val6" office:value-type="float" office:value="31307148801157" calcext:value-type="float">
            <text:p>3130714880115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355560</text:p>
          </table:table-cell>
          <table:table-cell office:value-type="string" calcext:value-type="string">
            <text:p>16كمبوند المعموره-جمال عبدالناصر-6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مار اشرف ناصر عبدالحميد عتابى سالم</text:p>
          </table:table-cell>
          <table:table-cell office:value-type="float" office:value="481236789" calcext:value-type="float">
            <text:p>481236789</text:p>
          </table:table-cell>
          <table:table-cell table:content-validation-name="val6" office:value-type="float" office:value="31305030101417" calcext:value-type="float">
            <text:p>31305030101417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110772222</text:p>
          </table:table-cell>
          <table:table-cell office:value-type="string" calcext:value-type="string">
            <text:p>كمبوند مدينه الرحاب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مر حسام عوض الشربينى على </text:p>
          </table:table-cell>
          <table:table-cell office:value-type="float" office:value="505784161" calcext:value-type="float">
            <text:p>505784161</text:p>
          </table:table-cell>
          <table:table-cell table:content-validation-name="val6" office:value-type="float" office:value="31306290100135" calcext:value-type="float">
            <text:p>3130629010013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6331852</text:p>
          </table:table-cell>
          <table:table-cell office:value-type="string" calcext:value-type="string">
            <text:p>مدينه الرحاب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عمرو محمد عوض الشربينى على </text:p>
          </table:table-cell>
          <table:table-cell office:value-type="float" office:value="505784264" calcext:value-type="float">
            <text:p>505784264</text:p>
          </table:table-cell>
          <table:table-cell table:content-validation-name="val6" office:value-type="float" office:value="31309092110655" calcext:value-type="float">
            <text:p>3130909211065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8616029</text:p>
          </table:table-cell>
          <table:table-cell office:value-type="string" calcext:value-type="string">
            <text:p>دار مصر-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فارس احمد السيد جوده عبدالمجيد</text:p>
          </table:table-cell>
          <table:table-cell office:value-type="float" office:value="482199244" calcext:value-type="float">
            <text:p>482199244</text:p>
          </table:table-cell>
          <table:table-cell table:content-validation-name="val6" office:value-type="float" office:value="31401200102153" calcext:value-type="float">
            <text:p>3140120010215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212024864</text:p>
          </table:table-cell>
          <table:table-cell office:value-type="string" calcext:value-type="string">
            <text:p>مدينه الرحاب اكتوبر-اكتوبر جارد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فريده محمد عماد احمد شوقى محمد توفيق </text:p>
          </table:table-cell>
          <table:table-cell office:value-type="float" office:value="505784313" calcext:value-type="float">
            <text:p>505784313</text:p>
          </table:table-cell>
          <table:table-cell table:content-validation-name="val6" office:value-type="float" office:value="31307070103806" calcext:value-type="float">
            <text:p>3130707010380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3022533</text:p>
          </table:table-cell>
          <table:table-cell office:value-type="string" calcext:value-type="string">
            <text:p>43-266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فهد محمد ابراهيم محمد السيد شاهين </text:p>
          </table:table-cell>
          <table:table-cell office:value-type="float" office:value="476038497" calcext:value-type="float">
            <text:p>476038497</text:p>
          </table:table-cell>
          <table:table-cell table:content-validation-name="val6" office:value-type="float" office:value="31204180103174" calcext:value-type="float">
            <text:p>3120418010317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30393634</text:p>
          </table:table-cell>
          <table:table-cell office:value-type="string" calcext:value-type="string">
            <text:p>136شقه1 كمبوند دجله جاردنز حدائق أ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كريم حسين محمد حسين ابراهيم</text:p>
          </table:table-cell>
          <table:table-cell table:style-name="ce21" office:value-type="float" office:value="477133560" calcext:value-type="float">
            <text:p>477133560</text:p>
          </table:table-cell>
          <table:table-cell table:content-validation-name="val6" office:value-type="float" office:value="31212200101389" calcext:value-type="float">
            <text:p>31212200101389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0058952</text:p>
          </table:table-cell>
          <table:table-cell office:value-type="string" calcext:value-type="string">
            <text:p>Compound ever green-Hadayek october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احمد عبدالستار احمد عبدالخالق</text:p>
          </table:table-cell>
          <table:table-cell table:style-name="ce27" office:value-type="float" office:value="477127930" calcext:value-type="float">
            <text:p>477127930</text:p>
          </table:table-cell>
          <table:table-cell table:content-validation-name="val6" office:value-type="float" office:value="31305082101695" calcext:value-type="float">
            <text:p>3130508210169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27719196</text:p>
          </table:table-cell>
          <table:table-cell office:value-type="string" calcext:value-type="string">
            <text:p>حدائق اكتوبر-كمبوند المستثمرين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حمد احمد عبدالمحسن محمد محمد</text:p>
          </table:table-cell>
          <table:table-cell office:value-type="float" office:value="481443537" calcext:value-type="float">
            <text:p>481443537</text:p>
          </table:table-cell>
          <table:table-cell table:content-validation-name="val6" office:value-type="float" office:value="31307152108873" calcext:value-type="float">
            <text:p>31307152108873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054256</text:p>
          </table:table-cell>
          <table:table-cell office:value-type="string" calcext:value-type="string">
            <text:p>تاون فيو-مدينه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رام السيد مجدى درويش </text:p>
          </table:table-cell>
          <table:table-cell office:value-type="float" office:value="477138461" calcext:value-type="float">
            <text:p>477138461</text:p>
          </table:table-cell>
          <table:table-cell table:content-validation-name="val6" office:value-type="float" office:value="31312292103018" calcext:value-type="float">
            <text:p>3131229210301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4812420</text:p>
          </table:table-cell>
          <table:table-cell office:value-type="string" calcext:value-type="string">
            <text:p>كمبوند الحي الأسباني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ملك محمد أحمد عبداللطيف أحمد</text:p>
          </table:table-cell>
          <table:table-cell office:value-type="float" office:value="481475615" calcext:value-type="float">
            <text:p>481475615</text:p>
          </table:table-cell>
          <table:table-cell table:content-validation-name="val6" office:value-type="float" office:value="31310141402444" calcext:value-type="float">
            <text:p>31310141402444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12028039</text:p>
          </table:table-cell>
          <table:table-cell office:value-type="string" calcext:value-type="string">
            <text:p>كمبوند روك إيدن حدائق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ارا كريم ميسور محمد اسماعيل اسماعيل </text:p>
          </table:table-cell>
          <table:table-cell office:value-type="float" office:value="476843457" calcext:value-type="float">
            <text:p>476843457</text:p>
          </table:table-cell>
          <table:table-cell table:content-validation-name="val6" office:value-type="float" office:value="31305052108628" calcext:value-type="float">
            <text:p>31305052108628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1221001755</text:p>
          </table:table-cell>
          <table:table-cell office:value-type="string" calcext:value-type="string">
            <text:p>حي الاشجار عماره81 شقه2 الدور الارضي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اسين ايهاب محمد محمود السيد عوض</text:p>
          </table:table-cell>
          <table:table-cell office:value-type="float" office:value="477727463" calcext:value-type="float">
            <text:p>477727463</text:p>
          </table:table-cell>
          <table:table-cell table:content-validation-name="val6" office:value-type="float" office:value="31211010211575" calcext:value-type="float">
            <text:p>31211010211575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500044228</text:p>
          </table:table-cell>
          <table:table-cell office:value-type="string" calcext:value-type="string">
            <text:p>Beta greens compound- october gardens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اسين خالد محمد شبل محمد حجازى </text:p>
          </table:table-cell>
          <table:table-cell office:value-type="float" office:value="476317588" calcext:value-type="float">
            <text:p>476317588</text:p>
          </table:table-cell>
          <table:table-cell table:content-validation-name="val6" office:value-type="float" office:value="31212202105772" calcext:value-type="float">
            <text:p>31212202105772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95512266</text:p>
          </table:table-cell>
          <table:table-cell office:value-type="string" calcext:value-type="string">
            <text:p>342 الفردوس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امن عبدالرحمن احمد طه عطية</text:p>
          </table:table-cell>
          <table:table-cell office:value-type="float" office:value="475933944" calcext:value-type="float">
            <text:p>475933944</text:p>
          </table:table-cell>
          <table:table-cell table:content-validation-name="val6" office:value-type="float" office:value="31311080104476" calcext:value-type="float">
            <text:p>3131108010447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724248</text:p>
          </table:table-cell>
          <table:table-cell office:value-type="string" calcext:value-type="string">
            <text:p>مدينه الاشجار-جاردنز اكتوبر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table:table-row table:style-name="ro1" table:visibility="filter">
          <table:table-cell office:value-type="string" calcext:value-type="string">
            <text:p>2025</text:p>
          </table:table-cell>
          <table:table-cell office:value-type="string" calcext:value-type="string">
            <text:p>الجيزة</text:p>
          </table:table-cell>
          <table:table-cell office:value-type="string" calcext:value-type="string">
            <text:p><text:s/>حدائق أكتوبر</text:p>
          </table:table-cell>
          <table:table-cell office:value-type="string" calcext:value-type="string">
            <text:p>الإبتدائية</text:p>
          </table:table-cell>
          <table:table-cell office:value-type="string" calcext:value-type="string">
            <text:p>انسايت لغات</text:p>
          </table:table-cell>
          <table:table-cell office:value-type="float" office:value="0" calcext:value-type="float">
            <text:p>0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float" office:value="1" calcext:value-type="float">
            <text:p>1</text:p>
          </table:table-cell>
          <table:table-cell table:content-validation-name="val4" office:value-type="float" office:value="1" calcext:value-type="float">
            <text:p>1</text:p>
          </table:table-cell>
          <table:table-cell table:content-validation-name="val5"/>
          <table:table-cell office:value-type="string" calcext:value-type="string">
            <text:p>يوسف محمد رمضان عبدالحفيظ احمد </text:p>
          </table:table-cell>
          <table:table-cell office:value-type="float" office:value="476473702" calcext:value-type="float">
            <text:p>476473702</text:p>
          </table:table-cell>
          <table:table-cell table:style-name="ce21" table:content-validation-name="val6" office:value-type="float" office:value="31212240103376" calcext:value-type="float">
            <text:p>31212240103376</text:p>
          </table:table-cell>
          <table:table-cell table:content-validation-name="val7" office:value-type="string" calcext:value-type="string">
            <text:p>مصرى</text:p>
          </table:table-cell>
          <table:table-cell table:content-validation-name="val8" office:value-type="float" office:value="1" calcext:value-type="float">
            <text:p>1</text:p>
          </table:table-cell>
          <table:table-cell table:content-validation-name="val9" office:value-type="float" office:value="0" calcext:value-type="float">
            <text:p>0</text:p>
          </table:table-cell>
          <table:table-cell office:value-type="string" calcext:value-type="string">
            <text:p>01001859065</text:p>
          </table:table-cell>
          <table:table-cell office:value-type="string" calcext:value-type="string">
            <text:p>كمبوند بيتا جرينز</text:p>
          </table:table-cell>
          <table:table-cell table:content-validation-name="val10"/>
          <table:table-cell table:content-validation-name="val11" office:value-type="string" calcext:value-type="string">
            <text:p>عام</text:p>
          </table:table-cell>
          <table:table-cell/>
        </table:table-row>
        <calcext:conditional-formats>
          <calcext:conditional-format calcext:target-range-address="Sheet1.S2:Sheet1.T186">
            <calcext:condition calcext:apply-style-name="ConditionalStyle_1" calcext:value="=&quot;محول داخل المدرسة&quot;" calcext:base-cell-address="Sheet1.S2"/>
          </calcext:conditional-format>
          <calcext:conditional-format calcext:target-range-address="Sheet1.P2:Sheet1.P186">
            <calcext:condition calcext:apply-style-name="ConditionalStyle_2" calcext:value="=1" calcext:base-cell-address="Sheet1.P2"/>
          </calcext:conditional-format>
          <calcext:conditional-format calcext:target-range-address="Sheet1.J2:Sheet1.J186">
            <calcext:condition calcext:apply-style-name="ConditionalStyle_5" calcext:value="=3" calcext:base-cell-address="Sheet1.J2"/>
          </calcext:conditional-format>
          <calcext:conditional-format calcext:target-range-address="Sheet1.I2:Sheet1.I186">
            <calcext:condition calcext:apply-style-name="ConditionalStyle_6" calcext:value="=2" calcext:base-cell-address="Sheet1.I2"/>
          </calcext:conditional-format>
          <calcext:conditional-format calcext:target-range-address="Sheet1.L2:Sheet1.L45 Sheet1.L177:Sheet1.L186 Sheet1.L47:Sheet1.L175">
            <calcext:condition calcext:apply-style-name="ConditionalStyle_4" calcext:value="duplicate" calcext:base-cell-address="Sheet1.L2"/>
          </calcext:conditional-format>
          <calcext:conditional-format calcext:target-range-address="Sheet1.M186:Sheet1.M186 Sheet1.M117:Sheet1.M184 Sheet1.M86:Sheet1.M115 Sheet1.M2:Sheet1.M84">
            <calcext:condition calcext:apply-style-name="ConditionalStyle_3" calcext:value="duplicate" calcext:base-cell-address="Sheet1.M2"/>
          </calcext:conditional-format>
          <calcext:conditional-format calcext:target-range-address="Sheet1.M85:Sheet1.M85">
            <calcext:condition calcext:apply-style-name="ConditionalStyle_3" calcext:value="duplicate" calcext:base-cell-address="Sheet1.M85"/>
          </calcext:conditional-format>
        </calcext:conditional-formats>
      </table:table>
      <table:named-expressions/>
      <table:database-ranges>
        <table:database-range table:name="__Anonymous_Sheet_DB__0" table:target-range-address="Sheet1.A1:Sheet1.U186" table:display-filter-buttons="true">
          <table:filter>
            <table:filter-and>
              <table:filter-condition table:data-type="number" table:value="2" table:operator="=" table:field-number="6"/>
            </table:filter-and>
          </table:filter>
          <table:sort>
            <table:sort-by table:field-number="6" table:data-type="automatic"/>
            <table:sort-by table:field-number="8" table:data-type="automatic"/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Tahoma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8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8P0"/>
    </number:currency-style>
    <number:currency-style style:name="N16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6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9P0"/>
    </number:currency-style>
    <number:currency-style style:name="N170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0P0"/>
    </number:currency-style>
    <number:currency-style style:name="N17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7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71P0"/>
    </number:currency-style>
    <number:number-style style:name="N172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2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 loext:blank-width-char="("> </number:text>
      <number:fill-character> </number:fill-character>
      <number:text loext:blank-width-char=")1">- </number:text>
    </number:number-style>
    <number:text-style style:name="N172">
      <number:text loext:blank-width-char="("> </number:text>
      <number:text-content/>
      <number:text loext:blank-width-char=")"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73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73">
      <number:text loext:blank-width-char="("> </number:text>
      <number:text-content/>
      <number:text loext:blank-width-char=")"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7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4">
      <number:text loext:blank-width-char="("> </number:text>
      <number:text-content/>
      <number:text loext:blank-width-char=")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currency-style style:name="N175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75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5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75">
      <number:text loext:blank-width-char="("> </number:text>
      <number:text-content/>
      <number:text loext:blank-width-char=")"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عادي_20_2" style:display-name="عادي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dark1" loext:color-type="theme"/>
      </style:text-properties>
    </style:style>
    <style:style style:name="ConditionalStyle_5f_1" style:display-name="ConditionalStyle_1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</style:style>
    <style:style style:name="ConditionalStyle_5f_2" style:display-name="ConditionalStyle_2" style:family="table-cell" style:parent-style-name="Default">
      <style:table-cell-properties fo:background-color="#ffc000"/>
    </style:style>
    <style:style style:name="ConditionalStyle_5f_5" style:display-name="ConditionalStyle_5" style:family="table-cell" style:parent-style-name="Default">
      <style:table-cell-properties fo:background-color="#ffc000"/>
    </style:style>
    <style:style style:name="ConditionalStyle_5f_6" style:display-name="ConditionalStyle_6" style:family="table-cell" style:parent-style-name="Default">
      <style:table-cell-properties fo:background-color="#ffe699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7">00/00/0000</text:date>, <text:time style:data-style-name="N2" text:time-value="11:24:18.7794891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0:54:35.746436783</meta:creation-date>
    <dc:date>2025-01-27T12:43:22.354871570</dc:date>
    <meta:editing-duration>PT1H27M39S</meta:editing-duration>
    <meta:editing-cycles>4</meta:editing-cycles>
    <meta:generator>LibreOffice/24.2.7.2$Linux_X86_64 LibreOffice_project/420$Build-2</meta:generator>
    <meta:document-statistic meta:table-count="1" meta:cell-count="3391" meta:object-count="0"/>
    <meta:user-defined meta:name="ProgId">Excel.Sheet</meta:user-defined>
  </office:meta>
</office:document-meta>
</file>